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automatic-styles>
    <style:style style:name="Table1" style:family="table">
      <style:table-properties style:width="15.831cm" fo:margin-top="0cm" fo:margin-bottom="0cm" table:align="center" style:may-break-between-rows="false" style:writing-mode="lr-tb"/>
    </style:style>
    <style:style style:name="Table1.A" style:family="table-column">
      <style:table-column-properties style:column-width="8.927cm"/>
    </style:style>
    <style:style style:name="Table1.B" style:family="table-column">
      <style:table-column-properties style:column-width="0.462cm"/>
    </style:style>
    <style:style style:name="Table1.C" style:family="table-column">
      <style:table-column-properties style:column-width="0.464cm"/>
    </style:style>
    <style:style style:name="Table1.D" style:family="table-column">
      <style:table-column-properties style:column-width="0.467cm"/>
    </style:style>
    <style:style style:name="Table1.G" style:family="table-column">
      <style:table-column-properties style:column-width="0.466cm"/>
    </style:style>
    <style:style style:name="Table1.K" style:family="table-column">
      <style:table-column-properties style:column-width="0.677cm"/>
    </style:style>
    <style:style style:name="Table1.L" style:family="table-column">
      <style:table-column-properties style:column-width="0.679cm"/>
    </style:style>
    <style:style style:name="Table1.N" style:family="table-column">
      <style:table-column-properties style:column-width="0.681cm"/>
    </style:style>
    <style:style style:name="Table1.1" style:family="table-row">
      <style:table-row-properties fo:keep-together="auto"/>
    </style:style>
    <style:style style:name="Table1.A1" style:family="table-cell">
      <style:table-cell-properties fo:padding-left="0.079cm" fo:padding-right="0.123cm" fo:padding-top="0cm" fo:padding-bottom="0cm" fo:border="0.5pt solid #000000"/>
    </style:style>
    <style:style style:name="Table1.B3" style:family="table-cell">
      <style:table-cell-properties style:vertical-align="middle" fo:padding-left="0.079cm" fo:padding-right="0.123cm" fo:padding-top="0cm" fo:padding-bottom="0cm" fo:border="0.5pt solid #000000"/>
    </style:style>
    <style:style style:name="Firma" style:family="table">
      <style:table-properties style:width="15.589cm" table:align="margins" style:writing-mode="lr-tb"/>
    </style:style>
    <style:style style:name="Firma.A" style:family="table-column">
      <style:table-column-properties style:column-width="7.795cm" style:rel-column-width="32767*"/>
    </style:style>
    <style:style style:name="Firma.A1" style:family="table-cell">
      <style:table-cell-properties fo:padding="0.097cm" fo:border-left="none" fo:border-right="none" fo:border-top="none" fo:border-bottom="0.5pt solid #000000" style:writing-mode="page"/>
    </style:style>
    <style:style style:name="Firma.A2" style:family="table-cell">
      <style:table-cell-properties style:writing-mode="page"/>
    </style:style>
    <style:style style:name="Firma.B2" style:family="table-cell">
      <style:table-cell-properties style:writing-mode="page"/>
    </style:style>
    <style:style style:name="P1" style:family="paragraph" style:parent-style-name="Text_20_body">
      <style:text-properties officeooo:paragraph-rsid="0001d9c2"/>
    </style:style>
    <style:style style:name="P2" style:family="paragraph" style:parent-style-name="Standard">
      <style:paragraph-properties fo:margin-top="0cm" fo:margin-bottom="0.353cm" loext:contextual-spacing="false"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margin-top="0cm" fo:margin-bottom="0.353cm" loext:contextual-spacing="false"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margin-top="0cm" fo:margin-bottom="0.353cm" loext:contextual-spacing="false" fo:text-align="center" style:justify-single-word="false"/>
      <style:text-properties fo:font-size="12pt" style:font-size-asian="12pt" style:font-size-complex="12pt"/>
    </style:style>
    <style:style style:name="P5" style:family="paragraph" style:parent-style-name="Standard">
      <style:paragraph-properties fo:margin-top="0cm" fo:margin-bottom="0.353cm" loext:contextual-spacing="false" fo:text-align="justify" style:justify-single-word="false"/>
      <style:text-properties fo:font-size="12pt" style:font-size-asian="12pt" style:font-size-complex="12pt"/>
    </style:style>
    <style:style style:name="P6" style:family="paragraph" style:parent-style-name="Standard">
      <style:paragraph-properties fo:margin-top="0cm" fo:margin-bottom="0.353cm" loext:contextual-spacing="false" fo:line-height="115%" fo:text-align="start" style:justify-single-word="false" fo:orphans="2" fo:widows="2" style:writing-mode="lr-tb"/>
      <style:text-properties fo:font-size="12pt" style:font-size-asian="12pt" style:font-size-complex="12pt"/>
    </style:style>
    <style:style style:name="P7" style:family="paragraph" style:parent-style-name="Heading_20_1">
      <style:text-properties officeooo:paragraph-rsid="0001d9c2"/>
    </style:style>
    <style:style style:name="P8" style:family="paragraph" style:parent-style-name="Heading" style:master-page-name="Standard">
      <style:paragraph-properties style:page-number="auto"/>
    </style:style>
    <style:style style:name="P9" style:family="paragraph" style:parent-style-name="Heading" style:list-style-name="WWNum1"/>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text-properties officeooo:paragraph-rsid="0002180b"/>
    </style:style>
    <style:style style:name="P13" style:family="paragraph" style:parent-style-name="Text_20_body" style:list-style-name="L2">
      <style:text-properties officeooo:paragraph-rsid="0001d9c2"/>
    </style:style>
    <style:style style:name="P14" style:family="paragraph" style:parent-style-name="Text_20_body" style:list-style-name="L2">
      <style:text-properties fo:language="en" fo:country="US"/>
    </style:style>
    <style:style style:name="P15" style:family="paragraph" style:parent-style-name="Text_20_body" style:list-style-name="L2">
      <style:text-properties fo:language="en" fo:country="US" officeooo:paragraph-rsid="0002180b"/>
    </style:style>
    <style:style style:name="P16" style:family="paragraph" style:parent-style-name="Text_20_body" style:list-style-name="WWNum1">
      <style:text-properties officeooo:paragraph-rsid="00019720"/>
    </style:style>
    <style:style style:name="P17" style:family="paragraph" style:parent-style-name="Text_20_body" style:list-style-name="WWNum1">
      <style:text-properties officeooo:paragraph-rsid="0001d9c2"/>
    </style:style>
    <style:style style:name="P18" style:family="paragraph" style:parent-style-name="Text_20_body" style:list-style-name="WWNum1">
      <style:text-properties officeooo:paragraph-rsid="00093755"/>
    </style:style>
    <style:style style:name="P19" style:family="paragraph" style:parent-style-name="Text_20_body" style:list-style-name="WWNum1" style:master-page-name="">
      <loext:graphic-properties draw:fill="none"/>
      <style:paragraph-properties fo:margin-top="0.101cm" fo:margin-bottom="0.101cm" loext:contextual-spacing="true" fo:line-height="115%" fo:text-align="justify" style:justify-single-word="false" fo:orphans="2" fo:widows="2" style:page-number="auto" fo:background-color="transparent" style:writing-mode="lr-tb"/>
      <style:text-properties officeooo:paragraph-rsid="00093755"/>
    </style:style>
    <style:style style:name="P20" style:family="paragraph" style:parent-style-name="Text_20_body" style:list-style-name="WWNum1">
      <loext:graphic-properties draw:fill="none"/>
      <style:paragraph-properties fo:margin-left="-0.101cm" fo:margin-right="-0.101cm" fo:margin-top="0.101cm" fo:margin-bottom="0.101cm" loext:contextual-spacing="true" fo:line-height="115%" fo:text-align="justify" style:justify-single-word="false" fo:orphans="2" fo:widows="2" fo:text-indent="0cm" style:auto-text-indent="false" fo:background-color="transparent" style:writing-mode="lr-tb"/>
      <style:text-properties officeooo:paragraph-rsid="00093755"/>
    </style:style>
    <style:style style:name="P21" style:family="paragraph" style:parent-style-name="Heading_20_2">
      <style:text-properties officeooo:paragraph-rsid="00093755"/>
    </style:style>
    <style:style style:name="P22" style:family="paragraph" style:parent-style-name="Table_20_Contents">
      <style:text-properties officeooo:rsid="001a1d42" officeooo:paragraph-rsid="001a1d42"/>
    </style:style>
    <style:style style:name="T1" style:family="text">
      <style:text-properties style:font-name="Calibri" style:font-weight-complex="bold"/>
    </style:style>
    <style:style style:name="T2" style:family="text">
      <style:text-properties style:font-name="Calibri" officeooo:rsid="00155412" style:font-weight-complex="bold"/>
    </style:style>
    <style:style style:name="T3" style:family="text">
      <style:text-properties fo:font-size="12pt" style:font-name-asian="Calibri1" style:font-size-asian="12pt" style:font-name-complex="Times New Roman1" style:font-size-complex="12pt"/>
    </style:style>
    <style:style style:name="T4" style:family="text">
      <style:text-properties fo:font-size="12pt" style:font-name-asian="Calibri1" style:font-size-asian="12pt" style:font-name-complex="Times New Roman1" style:font-size-complex="12pt" style:font-weight-complex="bold"/>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bold"/>
    </style:style>
    <style:style style:name="T7" style:family="text">
      <style:text-properties fo:font-size="12pt" fo:language="es" fo:country="MX" style:font-size-asian="12pt" style:font-size-complex="12pt"/>
    </style:style>
    <style:style style:name="T8" style:family="text">
      <style:text-properties fo:font-size="12pt" fo:font-style="italic" style:font-size-asian="12pt" style:font-style-asian="italic" style:font-size-complex="12pt"/>
    </style:style>
    <style:style style:name="T9" style:family="text">
      <style:text-properties fo:font-size="12pt" fo:language="en" fo:country="US" style:font-size-asian="12pt" style:font-size-complex="12pt"/>
    </style:style>
    <style:style style:name="T10" style:family="text">
      <style:text-properties fo:font-size="12pt" fo:language="en" fo:country="US" style:font-size-asian="12pt" style:font-size-complex="12pt" style:font-weight-complex="bold"/>
    </style:style>
    <style:style style:name="T11" style:family="text">
      <style:text-properties style:text-position="0% 100%" fo:font-size="12pt" fo:language="es" fo:country="MX" style:font-size-asian="12pt" style:font-size-complex="12pt"/>
    </style:style>
    <style:style style:name="T12" style:family="text">
      <style:text-properties fo:language="en" fo:country="US"/>
    </style:style>
    <style:style style:name="T13" style:family="text">
      <style:text-properties fo:language="en" fo:country="US" fo:font-weight="normal" style:font-weight-asian="normal" style:font-weight-complex="normal"/>
    </style:style>
    <style:style style:name="T14" style:family="text">
      <style:text-properties fo:language="en" fo:country="US" style:language-asian="es" style:country-asian="AR"/>
    </style:style>
    <style:style style:name="T15" style:family="text">
      <style:text-properties style:text-position="sub 58%"/>
    </style:style>
    <style:style style:name="T16" style:family="text">
      <style:text-properties style:text-position="sub 58%" fo:font-size="12pt" style:font-size-asian="12pt" style:font-size-complex="12pt"/>
    </style:style>
    <style:style style:name="T17" style:family="text">
      <style:text-properties style:text-position="sub 58%" fo:font-size="12pt" style:font-name-asian="Calibri1" style:font-size-asian="12pt" style:font-name-complex="Times New Roman1" style:font-size-complex="12pt"/>
    </style:style>
    <style:style style:name="T18" style:family="text">
      <style:text-properties style:text-position="sub 58%" fo:font-size="12pt" style:font-name-asian="Calibri1" style:font-size-asian="12pt" style:font-name-complex="Times New Roman1" style:font-size-complex="12pt" style:font-weight-complex="bold"/>
    </style:style>
    <style:style style:name="T19" style:family="text">
      <style:text-properties style:text-position="sub 58%" fo:font-size="12pt" fo:language="en" fo:country="US" style:font-size-asian="12pt" style:font-size-complex="12pt"/>
    </style:style>
    <style:style style:name="T20" style:family="text">
      <style:text-properties style:text-position="sub 58%" fo:font-size="12pt" fo:language="en" fo:country="US" style:font-size-asian="12pt" style:font-size-complex="12pt" style:font-weight-complex="bold"/>
    </style:style>
    <style:style style:name="T21" style:family="text">
      <style:text-properties style:language-asian="es" style:country-asian="AR"/>
    </style:style>
    <style:style style:name="T22" style:family="text">
      <style:text-properties style:font-name="Symbol" fo:font-size="12pt" style:font-name-asian="Symbol1" style:font-size-asian="12pt" style:font-name-complex="Symbol1" style:font-size-complex="12pt"/>
    </style:style>
    <style:style style:name="T23" style:family="text">
      <style:text-properties fo:font-weight="normal" style:font-weight-asian="normal" style:font-weight-complex="normal"/>
    </style:style>
    <style:style style:name="T24" style:family="text">
      <style:text-properties officeooo:rsid="0001d9c2"/>
    </style:style>
    <style:style style:name="T25" style:family="text">
      <style:text-properties officeooo:rsid="00125e5b"/>
    </style:style>
    <style:style style:name="T26" style:family="text">
      <style:text-properties officeooo:rsid="00155412"/>
    </style:style>
    <style:style style:name="T27"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fo:text-shadow="none" style:text-underline-style="none" fo:font-weight="normal" style:letter-kerning="false" style:font-size-asian="10pt" style:language-asian="es" style:country-asian="E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aestría en Ciencia y Tecnología de Materiales UNSAM / CNEA</text:p>
      <text:p text:style-name="Heading"><text:span text:style-name="T21">Plan de Maestr</text:span>ía 2019</text:p>
      <text:h text:style-name="Heading_20_1" text:outline-level="1">Título de la Tesis </text:h>
      <text:p text:style-name="Text_20_body"><text:bookmark-start text:name="__DdeLink__1389_666165542"/>Modelización Atom<text:bookmark-start text:name="OLE_LINK5"/><text:bookmark-start text:name="OLE_LINK4"/><text:bookmark-start text:name="OLE_LINK3"/>í<text:bookmark-end text:name="OLE_LINK5"/><text:bookmark-end text:name="OLE_LINK4"/><text:bookmark-end text:name="OLE_LINK3"/>stica de la tenacidad de interfaces Zr / ZrO<text:span text:style-name="T15">2</text:span><text:bookmark-end text:name="__DdeLink__1389_666165542"/></text:p>
      <text:h text:style-name="Heading_20_1" text:outline-level="1">Lugar en donde se realizará </text:h>
      <text:p text:style-name="Text_20_body">División Aleaciones Especiales, Gerencia Materiales, Gerencia de Área Energía Nuclear</text:p>
      <text:h text:style-name="Heading_20_1" text:outline-level="1">Directores</text:h>
      <text:h text:style-name="Heading_20_3" text:outline-level="3">Mariano Daniel Forti</text:h>
      <text:p text:style-name="Text_20_body">Doctor en Ciencia y Tecnología, Mención Materiales, Instituto Sabato UNSAM-CNEA. Investigador CNEA / Docente UNSAM. </text:p>
      <text:p text:style-name="Text_20_body"><text:span text:style-name="T26">Contacto:</text:span> mforti@cnea.gov.ar, Interno CAC 7832.</text:p>
      <text:h text:style-name="Heading_20_3" text:outline-level="3">Laura Kniznik</text:h>
      <text:p text:style-name="Text_20_body">Doctora UBA, área Ciencias Físicas <text:span text:style-name="T1">, Investigadora CNEA / Docente UNSAM y UBA. </text:span><text:span text:style-name="T2">Contacto: </text:span>kniznik@cnea.gov.ar, Interno CAC: 7832.</text:p>
      <text:h text:style-name="Heading_20_1" text:outline-level="1">Confidencialidad</text:h>
      <text:p text:style-name="Text_20_body">La realización de este trabajo no implica un acuerdo de confidencialidad.</text:p>
      <text:h text:style-name="Heading_20_1" text:outline-level="1">Introducción </text:h>
      <text:p text:style-name="Text_20_body">El uso de los reactores nucleares como fuente de energía se ha extendido y consolidado en la segunda mitad del siglo XX y en los inicios de este siglo XXI. La continuidad de este recurso depende en gran medida de que las plantas nucleares sean cada vez más seguras y confiables, lo cual implica un mejoramiento de todos los aspectos relacionados con su operación. <text:bookmark-start text:name="OLE_LINK2"/><text:bookmark-start text:name="OLE_LINK1"/>Entre ellos se cuenta la integridad de los elementos estructurales, que depende fuertemente de la estabilidad mecánica de los óxidos protectores. En las centrales CNA-I y CNA-II el Zircaloy-4 (aleaci<text:bookmark-start text:name="OLE_LINK11"/><text:bookmark-start text:name="OLE_LINK10"/>ó<text:bookmark-end text:name="OLE_LINK11"/><text:bookmark-end text:name="OLE_LINK10"/>n base Zr con adiciones de Sn, Fe and Cr) se utiliza en los canales refrigerantes <text:reference-mark-start text:name="ZOTERO_ITEM CSL_CITATION {&quot;citationID&quot;:&quot;1Hm5P5EL&quot;,&quot;properties&quot;:{&quot;formattedCitation&quot;:&quot;[1]&quot;,&quot;plainCitation&quot;:&quot;[1]&quot;,&quot;noteIndex&quot;:0},&quot;citationItems&quot;:[{&quot;id&quot;:3699,&quot;uris&quot;:[&quot;http://zotero.org/users/local/iqG9VFE7/items/WHRER5ZX&quot;],&quot;uri&quot;:[&quot;http://zotero.org/users/local/iqG9VFE7/items/WHRER5ZX&quot;],&quot;itemData&quot;:{&quot;id&quot;:3699,&quot;type&quot;:&quot;article-journal&quot;,&quot;title&quot;:&quot;Fuel element mechanical design for CAREM-25 reactor&quot;,&quot;container-title&quot;:&quot;International Nuclear Information System&quot;,&quot;page&quot;:&quot;32046443&quot;,&quot;volume&quot;:&quot;32&quot;,&quot;note&quot;:&quot;Citation Key: EstevezE2000&quot;,&quot;author&quot;:[{&quot;literal&quot;:&quot;Estévez E&quot;},{&quot;family&quot;:&quot;M&quot;,&quot;given&quot;:&quot;Markiewicz&quot;},{&quot;family&quot;:&quot;R&quot;,&quot;given&quot;:&quot;Gerding&quot;}],&quot;issued&quot;:{&quot;date-parts&quot;:[[&quot;2000&quot;]]}}}],&quot;schema&quot;:&quot;https://github.com/citation-style-language/schema/raw/master/csl-citation.json&quot;} RNDk1PTXmXpEW"/>[1]<text:reference-mark-end text:name="ZOTERO_ITEM CSL_CITATION {&quot;citationID&quot;:&quot;1Hm5P5EL&quot;,&quot;properties&quot;:{&quot;formattedCitation&quot;:&quot;[1]&quot;,&quot;plainCitation&quot;:&quot;[1]&quot;,&quot;noteIndex&quot;:0},&quot;citationItems&quot;:[{&quot;id&quot;:3699,&quot;uris&quot;:[&quot;http://zotero.org/users/local/iqG9VFE7/items/WHRER5ZX&quot;],&quot;uri&quot;:[&quot;http://zotero.org/users/local/iqG9VFE7/items/WHRER5ZX&quot;],&quot;itemData&quot;:{&quot;id&quot;:3699,&quot;type&quot;:&quot;article-journal&quot;,&quot;title&quot;:&quot;Fuel element mechanical design for CAREM-25 reactor&quot;,&quot;container-title&quot;:&quot;International Nuclear Information System&quot;,&quot;page&quot;:&quot;32046443&quot;,&quot;volume&quot;:&quot;32&quot;,&quot;note&quot;:&quot;Citation Key: EstevezE2000&quot;,&quot;author&quot;:[{&quot;literal&quot;:&quot;Estévez E&quot;},{&quot;family&quot;:&quot;M&quot;,&quot;given&quot;:&quot;Markiewicz&quot;},{&quot;family&quot;:&quot;R&quot;,&quot;given&quot;:&quot;Gerding&quot;}],&quot;issued&quot;:{&quot;date-parts&quot;:[[&quot;2000&quot;]]}}}],&quot;schema&quot;:&quot;https://github.com/citation-style-language/schema/raw/master/csl-citation.json&quot;} RNDk1PTXmXpEW"/>. Sin embargo, esta aleación presenta problemas de corrosión que, por ejemplo, motivaron el reemplazo de los canales refrigerantes de CNA-I en 1988.<text:bookmark-end text:name="OLE_LINK2"/><text:bookmark-end text:name="OLE_LINK1"/></text:p>
      <text:p text:style-name="Text_20_body"><text:soft-page-break/>La capa de óxido que se forma sobre la superficie metálica se comporta como una protección contra la absorción de hidrógeno y la degradación. Si la capa de óxido se rompe por la formación de fisuras, la pel<text:bookmark-start text:name="OLE_LINK7"/><text:bookmark-start text:name="OLE_LINK6"/>í<text:bookmark-end text:name="OLE_LINK7"/><text:bookmark-end text:name="OLE_LINK6"/>cula de óxido cercana a la superficie se enriquece en hidrógeno favoreciendo la difusión hacia el metal en detrimento de su resistencia mecánica. La formación de fisuras puede ocurrir debido a la transformación del óxido tetragonal a monoclínico dado que dicha transformación involucra cambios de volumen que pueden inducir tensiones internas. El objetivo de minimizar los efectos de dicha transformación requiere el control de la textura y de la composición de la superficie metálica. Una estrategia para evaluar la resistencia de la interfaz metal/óxido, consiste en el cálculo del trabajo de separación de dicha interfaz.</text:p>
      <text:p text:style-name="Text_20_body">El desprendimiento es función del espesor de la capa de óxido<text:reference-mark-start text:name="ZOTERO_ITEM CSL_CITATION {&quot;citationID&quot;:&quot;OIfPa8nD&quot;,&quot;properties&quot;:{&quot;formattedCitation&quot;:&quot;[2]&quot;,&quot;plainCitation&quot;:&quot;[2]&quot;,&quot;noteIndex&quot;:0},&quot;citationItems&quot;:[{&quot;id&quot;:2622,&quot;uris&quot;:[&quot;http://zotero.org/users/local/iqG9VFE7/items/88INBUV7&quot;],&quot;uri&quot;:[&quot;http://zotero.org/users/local/iqG9VFE7/items/88INBUV7&quot;],&quot;itemData&quot;:{&quot;id&quot;:2622,&quot;type&quot;:&quot;article-journal&quot;,&quot;title&quot;:&quot;Modelling oxide scale fracture&quot;,&quot;container-title&quot;:&quot;Materials at High Temperatures&quot;,&quot;page&quot;:&quot;147-154&quot;,&quot;volume&quot;:&quot;22&quot;,&quot;issue&quot;:&quot;1&quot;,&quot;DOI&quot;:&quot;10.3184/096034005782750437&quot;,&quot;ISSN&quot;:&quot;09603409&quot;,&quot;note&quot;:&quot;Citation Key: Schutze2005&quot;,&quot;author&quot;:[{&quot;family&quot;:&quot;Schütze&quot;,&quot;given&quot;:&quot;Michael&quot;}],&quot;issued&quot;:{&quot;date-parts&quot;:[[&quot;2005&quot;,2]]}}}],&quot;schema&quot;:&quot;https://github.com/citation-style-language/schema/raw/master/csl-citation.json&quot;} RNDmt6XPNBn1a"/>[2]<text:reference-mark-end text:name="ZOTERO_ITEM CSL_CITATION {&quot;citationID&quot;:&quot;OIfPa8nD&quot;,&quot;properties&quot;:{&quot;formattedCitation&quot;:&quot;[2]&quot;,&quot;plainCitation&quot;:&quot;[2]&quot;,&quot;noteIndex&quot;:0},&quot;citationItems&quot;:[{&quot;id&quot;:2622,&quot;uris&quot;:[&quot;http://zotero.org/users/local/iqG9VFE7/items/88INBUV7&quot;],&quot;uri&quot;:[&quot;http://zotero.org/users/local/iqG9VFE7/items/88INBUV7&quot;],&quot;itemData&quot;:{&quot;id&quot;:2622,&quot;type&quot;:&quot;article-journal&quot;,&quot;title&quot;:&quot;Modelling oxide scale fracture&quot;,&quot;container-title&quot;:&quot;Materials at High Temperatures&quot;,&quot;page&quot;:&quot;147-154&quot;,&quot;volume&quot;:&quot;22&quot;,&quot;issue&quot;:&quot;1&quot;,&quot;DOI&quot;:&quot;10.3184/096034005782750437&quot;,&quot;ISSN&quot;:&quot;09603409&quot;,&quot;note&quot;:&quot;Citation Key: Schutze2005&quot;,&quot;author&quot;:[{&quot;family&quot;:&quot;Schütze&quot;,&quot;given&quot;:&quot;Michael&quot;}],&quot;issued&quot;:{&quot;date-parts&quot;:[[&quot;2005&quot;,2]]}}}],&quot;schema&quot;:&quot;https://github.com/citation-style-language/schema/raw/master/csl-citation.json&quot;} RNDmt6XPNBn1a"/>, pero el modo de falla de la capa de óxido depende del espesor de la misma y del estado de tensiones del sistema metal-óxido por lo que el conocimiento de las propiedades de la interfaz es de vital importancia. Debe conocerse la tenacidad de la interfaz Zr/ZrO2 (tetragonal) y el tamaño crítico del defecto desde donde comenzará la fisura. Existen pocos datos fiables experimentales de la tenacidad de la interfaz metal/óxido. La alternativa que utilizamos se basa en un cálculo teórico a escala atomística, la Teoría de la Funcional Densidad (DFT) <text:reference-mark-start text:name="ZOTERO_ITEM CSL_CITATION {&quot;citationID&quot;:&quot;IrKvmONV&quot;,&quot;properties&quot;:{&quot;formattedCitation&quot;:&quot;[3,4]&quot;,&quot;plainCitation&quot;:&quot;[3,4]&quot;,&quot;noteIndex&quot;:0},&quot;citationItems&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schema&quot;:&quot;https://github.com/citation-style-language/schema/raw/master/csl-citation.json&quot;} RNDz8YvDQDgKY"/>[3,4]<text:reference-mark-end text:name="ZOTERO_ITEM CSL_CITATION {&quot;citationID&quot;:&quot;IrKvmONV&quot;,&quot;properties&quot;:{&quot;formattedCitation&quot;:&quot;[3,4]&quot;,&quot;plainCitation&quot;:&quot;[3,4]&quot;,&quot;noteIndex&quot;:0},&quot;citationItems&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schema&quot;:&quot;https://github.com/citation-style-language/schema/raw/master/csl-citation.json&quot;} RNDz8YvDQDgKY"/>. La investigación teórica de esta interfaz podría dar condiciones de preferencia de diseño de la superficie metálica para disminuir la probabilidad de falla.</text:p>
      <text:h text:style-name="Heading_20_1" text:outline-level="1">Objetivos del Trabajo</text:h>
      <text:p text:style-name="Text_20_body">EL objetivo principal del trabajo es calcular, dentro del marco de la Teoría de la Funcional Densidad la tenacidad de la interfaz Zr / ZrO<text:span text:style-name="T15">2</text:span>, con los siguientes pasos:</text:p>
      <text:h text:style-name="Heading_20_2" text:outline-level="2"><text:s/><office:annotation office:name="__Annotation__5065_1728453310"><dc:creator>Mariano Forti</dc:creator><dc:date>2018-06-18T11:51:58</dc:date><loext:sender-initials>MF</loext:sender-initials><text:p><text:span text:style-name="T27">Calcular superficie ZrO2, solamente. La superficie de Zr ya está calculada. </text:span></text:p><text:p><text:span text:style-name="T27">Sin embargo, de todo esto no hay nada publicado aún, asi que supongo que se puede dejar asi. </text:span></text:p></office:annotation>Cálculo de las energías totales de los bloques de Zr y de ZrO2.<office:annotation-end office:name="__Annotation__5065_1728453310"/></text:h>
      <text:p text:style-name="P1">El estudio de las superficies es necesario para<text:span text:style-name="T5"> </text:span>la construcción del modelo de interfaz.</text:p>
      <text:h text:style-name="Heading_20_2" text:outline-level="2"><text:s/>Cálculo de la energía de la interfaz.</text:h>
      <text:p text:style-name="P1">Se analizarán composición y orientaciones de las superficies para elegir la configuración más probable.</text:p>
      <text:h text:style-name="Heading_20_2" text:outline-level="2"><text:span text:style-name="T3"><text:s/></text:span>Resistencia de la interfaz.</text:h>
      <text:p text:style-name="Text_20_body"><text:s/>Se analizará la respuesta el sistema ante solicitaciones de tracción para <text:span text:style-name="T25">obtener</text:span> el trabajo de separación. <office:annotation office:name="__Annotation__5089_1728453310"><dc:creator>Mariano Forti</dc:creator><dc:date>2018-06-18T11:52:40</dc:date><loext:sender-initials>MF</loext:sender-initials><text:p><text:span text:style-name="T27">A esto no se va a llegar. </text:span></text:p></office:annotation>La tenacidad de la interfaz <text:span text:style-name="T21">metal/óxido se obtendrá integrando la relación tracción-separación del óxido respecto del metal.</text:span><office:annotation-end office:name="__Annotation__5089_1728453310"/></text:p>
      <text:h text:style-name="Heading_20_1" text:outline-level="1"><text:soft-page-break/><text:span text:style-name="T24">D</text:span>escripción sucinta de los conocimientos y habilidades que el/la maestrando/a adquirirá durante este trabajo</text:h>
      <text:h text:style-name="Heading_20_2" text:outline-level="2"><text:s/>Revisión Bibliográfica</text:h>
      <text:p text:style-name="Text_20_body">La revisión bibliográfica será un trabajo constante a lo largo de los 13 meses, a través de la cual se entrenará en métodos de análisis y búsqueda de información.</text:p>
      <text:h text:style-name="Heading_20_2" text:outline-level="2"><text:s/>Cálculos DFT</text:h>
      <text:p text:style-name="Text_20_body">Adquirirá experiencia en la aplicación de técnicas de cálculo computacional basados en la DFT. Al mismo tiempo aprenderá las relaciones entre los parámetros involucrados en los modelos y las cantidades observables experimentalmente.</text:p>
      <text:p text:style-name="P1">Esta experiencia implica el diseño de la estrategia de cálculo, la determinación de los parámetros específicos de acuerdo a su significado teórico y el análisis constante de los resultados. La toma de decisiones durante el desarrollo de la tesis surgirá tanto del análisis de las mediciones como de la comparación crítica de los valores propios con los de la literatura.</text:p>
      <text:h text:style-name="Heading_20_2" text:outline-level="2"><text:s/>Conocimiento del sistema interfacial Zr/ZrO<text:span text:style-name="T15">2</text:span></text:h>
      <text:p text:style-name="Text_20_body">Habrá ganado conocimiento específico sobre los temas del proyecto, microestructura y tenacidad de la interfaz metal / óxido metálico. </text:p>
      <text:h text:style-name="Heading_20_2" text:outline-level="2"><text:s/>Desarrollo profesional</text:h>
      <text:p text:style-name="P1">Se habrá desempeñado profesionalmente en un grupo de trabajo, con la oportunidad de participar de discusiones y de fortalecer su sentido crítico y su capacidad colaborativa.</text:p>
      <text:h text:style-name="Heading_20_2" text:outline-level="2"><text:s/>Habilidades de comunicación</text:h>
      <text:p text:style-name="Text_20_body">Finalmente, se pondrá énfasis en la habilidad de comunicación de los resultados, tanto en la identificación de los datos relevantes como en la redacción de los informes. </text:p>
      <text:h text:style-name="P7" text:outline-level="1">Trabajos a realizar</text:h>
      <text:h text:style-name="Heading_20_2" text:outline-level="2"><text:s/>Revisión Bibliográfica. </text:h>
      <text:p text:style-name="Text_20_body">De esta revisión deben decidirse la relación de orientaciones más probable entre los constituyentes de la interfaz. Por otro lado debe hacerse un recuento de las áreas de <text:soft-page-break/>incidencia tecnológica del problema. También se deberá hacer una búsqueda constante durante todo el periodo sobre nuevos datos experimentales de adhesión en el sistema de interés</text:p>
      <text:h text:style-name="Heading_20_2" text:outline-level="2"><text:s/>Construcción del modelo atomístico de la interfaz.</text:h>
      <text:p text:style-name="Text_20_body">A partir de las relaciones de orientaciones obtenida de la revisión bibliográfica, se construirán los modelos de interfaz para las posibles configuraciones de apilamiento a nivel atomístico, entre las posibilidades que no se puedan discernir experimentalmente. Se construirán los bloques superficiales en función de estos datos haciendo un estudio de convergencia de las propiedades superficiales en función del número de capas atómicas y los parámetros de cálculo. Con los bloques superficiales se armará por apilamiento los modelos de interfaz. Utilizando los resultados de los cálculos de energía en función de la separación interfacial para las distintas configuraciones <text:reference-mark-start text:name="ZOTERO_ITEM CSL_CITATION {&quot;citationID&quot;:&quot;62VDmQan&quot;,&quot;properties&quot;:{&quot;formattedCitation&quot;:&quot;[5]&quot;,&quot;plainCitation&quot;:&quot;[5]&quot;,&quot;noteIndex&quot;:0},&quot;citationItems&quot;:[{&quot;id&quot;:3794,&quot;uris&quot;:[&quot;http://zotero.org/users/local/iqG9VFE7/items/FM5Y4692&quot;],&quot;uri&quot;:[&quot;http://zotero.org/users/local/iqG9VFE7/items/FM5Y4692&quot;],&quot;itemData&quot;:{&quot;id&quot;:3794,&quot;type&quot;:&quot;article-journal&quot;,&quot;title&quot;:&quot;First principles based predictions of the toughness of a metal/oxide interface&quot;,&quot;container-title&quot;:&quot;International Journal of Materials Research (formerly Zeitschrift fuer Metallkunde)&quot;,&quot;page&quot;:&quot;8-15&quot;,&quot;volume&quot;:&quot;101&quot;,&quot;issue&quot;:&quot;1&quot;,&quot;abstract&quot;:&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quot;DOI&quot;:&quot;10.3139/146.110254&quot;,&quot;ISSN&quot;:&quot;18625282&quot;,&quot;note&quot;:&quot;Citation Key: Jiang2010\nISBN: 1862-5282&quot;,&quot;author&quot;:[{&quot;family&quot;:&quot;Jiang&quot;,&quot;given&quot;:&quot;Yong&quot;},{&quot;family&quot;:&quot;Wei&quot;,&quot;given&quot;:&quot;Yueguang&quot;},{&quot;family&quot;:&quot;Smith&quot;,&quot;given&quot;:&quot;John R.&quot;},{&quot;family&quot;:&quot;Hutchinson&quot;,&quot;given&quot;:&quot;John W.&quot;},{&quot;family&quot;:&quot;Evans&quot;,&quot;given&quot;:&quot;Anthony G.&quot;}],&quot;issued&quot;:{&quot;date-parts&quot;:[[&quot;2010&quot;]]}}}],&quot;schema&quot;:&quot;https://github.com/citation-style-language/schema/raw/master/csl-citation.json&quot;} RNDbXOUsV0ijP"/>[5]<text:reference-mark-end text:name="ZOTERO_ITEM CSL_CITATION {&quot;citationID&quot;:&quot;62VDmQan&quot;,&quot;properties&quot;:{&quot;formattedCitation&quot;:&quot;[5]&quot;,&quot;plainCitation&quot;:&quot;[5]&quot;,&quot;noteIndex&quot;:0},&quot;citationItems&quot;:[{&quot;id&quot;:3794,&quot;uris&quot;:[&quot;http://zotero.org/users/local/iqG9VFE7/items/FM5Y4692&quot;],&quot;uri&quot;:[&quot;http://zotero.org/users/local/iqG9VFE7/items/FM5Y4692&quot;],&quot;itemData&quot;:{&quot;id&quot;:3794,&quot;type&quot;:&quot;article-journal&quot;,&quot;title&quot;:&quot;First principles based predictions of the toughness of a metal/oxide interface&quot;,&quot;container-title&quot;:&quot;International Journal of Materials Research (formerly Zeitschrift fuer Metallkunde)&quot;,&quot;page&quot;:&quot;8-15&quot;,&quot;volume&quot;:&quot;101&quot;,&quot;issue&quot;:&quot;1&quot;,&quot;abstract&quot;:&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quot;DOI&quot;:&quot;10.3139/146.110254&quot;,&quot;ISSN&quot;:&quot;18625282&quot;,&quot;note&quot;:&quot;Citation Key: Jiang2010\nISBN: 1862-5282&quot;,&quot;author&quot;:[{&quot;family&quot;:&quot;Jiang&quot;,&quot;given&quot;:&quot;Yong&quot;},{&quot;family&quot;:&quot;Wei&quot;,&quot;given&quot;:&quot;Yueguang&quot;},{&quot;family&quot;:&quot;Smith&quot;,&quot;given&quot;:&quot;John R.&quot;},{&quot;family&quot;:&quot;Hutchinson&quot;,&quot;given&quot;:&quot;John W.&quot;},{&quot;family&quot;:&quot;Evans&quot;,&quot;given&quot;:&quot;Anthony G.&quot;}],&quot;issued&quot;:{&quot;date-parts&quot;:[[&quot;2010&quot;]]}}}],&quot;schema&quot;:&quot;https://github.com/citation-style-language/schema/raw/master/csl-citation.json&quot;} RNDbXOUsV0ijP"/> se decidirá la interfaz más adherida.</text:p>
      <text:h text:style-name="Heading_20_1" text:outline-level="1">Técnicas experimentales o de cálculo que se usarán </text:h>
      <text:p text:style-name="Text_20_body"><text:span text:style-name="T7">Los cálculos serán hechos dentro del marco de la DF</text:span><text:span text:style-name="Endnote_20_anchor"><text:span text:style-name="T11">T</text:span></text:span><text:reference-mark-start text:name="ZOTERO_ITEM CSL_CITATION {&quot;citationID&quot;:&quot;rAXTRue8&quot;,&quot;properties&quot;:{&quot;formattedCitation&quot;:&quot;[3,4]&quot;,&quot;plainCitation&quot;:&quot;[3,4]&quot;,&quot;noteIndex&quot;:0},&quot;citationItems&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schema&quot;:&quot;https://github.com/citation-style-language/schema/raw/master/csl-citation.json&quot;} RND1KfJdgWBiP"/><text:span text:style-name="Endnote_20_anchor"><text:span text:style-name="T11">[3,4]</text:span></text:span><text:reference-mark-end text:name="ZOTERO_ITEM CSL_CITATION {&quot;citationID&quot;:&quot;rAXTRue8&quot;,&quot;properties&quot;:{&quot;formattedCitation&quot;:&quot;[3,4]&quot;,&quot;plainCitation&quot;:&quot;[3,4]&quot;,&quot;noteIndex&quot;:0},&quot;citationItems&quot;:[{&quot;id&quot;:2545,&quot;uris&quot;:[&quot;http://zotero.org/users/local/iqG9VFE7/items/E3L8HPK2&quot;],&quot;uri&quot;:[&quot;http://zotero.org/users/local/iqG9VFE7/items/E3L8HPK2&quot;],&quot;itemData&quot;:{&quot;id&quot;:2545,&quot;type&quot;:&quot;article-journal&quot;,&quot;title&quot;:&quot;Self-Consistent Equations Including Exchange and Correlation Effects&quot;,&quot;container-title&quot;:&quot;Physical Review&quot;,&quot;page&quot;:&quot;A1133-A1138&quot;,&quot;volume&quot;:&quot;140&quot;,&quot;issue&quot;:&quot;4A&quot;,&quot;DOI&quot;:&quot;10.1103/PhysRev.140.A1133&quot;,&quot;ISSN&quot;:&quot;0031-899X&quot;,&quot;note&quot;:&quot;Citation Key: Kohn1965&quot;,&quot;author&quot;:[{&quot;family&quot;:&quot;Kohn&quot;,&quot;given&quot;:&quot;W.&quot;},{&quot;family&quot;:&quot;Sham&quot;,&quot;given&quot;:&quot;L. J.&quot;}],&quot;issued&quot;:{&quot;date-parts&quot;:[[&quot;1965&quot;,11]]}}},{&quot;id&quot;:2561,&quot;uris&quot;:[&quot;http://zotero.org/users/local/iqG9VFE7/items/3DUG26MC&quot;],&quot;uri&quot;:[&quot;http://zotero.org/users/local/iqG9VFE7/items/3DUG26MC&quot;],&quot;itemData&quot;:{&quot;id&quot;:2561,&quot;type&quot;:&quot;article-journal&quot;,&quot;title&quot;:&quot;Inhomogeneous electron gas&quot;,&quot;container-title&quot;:&quot;Phys. Rev&quot;,&quot;page&quot;:&quot;B864–B871&quot;,&quot;volume&quot;:&quot;136&quot;,&quot;issue&quot;:&quot;3B&quot;,&quot;abstract&quot;:&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quot;note&quot;:&quot;publisher: APS\nCitation Key: Hohenberg1964&quot;,&quot;author&quot;:[{&quot;family&quot;:&quot;Hohenberg&quot;,&quot;given&quot;:&quot;P.&quot;},{&quot;family&quot;:&quot;Kohn&quot;,&quot;given&quot;:&quot;W.&quot;}],&quot;issued&quot;:{&quot;date-parts&quot;:[[&quot;1964&quot;]]}}}],&quot;schema&quot;:&quot;https://github.com/citation-style-language/schema/raw/master/csl-citation.json&quot;} RND1KfJdgWBiP"/><text:span text:style-name="Endnote_20_anchor"><text:span text:style-name="T11"> </text:span></text:span><text:span text:style-name="T7">usando el método Projector Augmented Wave</text:span><text:reference-mark-start text:name="ZOTERO_ITEM CSL_CITATION {&quot;citationID&quot;:&quot;zbRwV2IF&quot;,&quot;properties&quot;:{&quot;formattedCitation&quot;:&quot;[6,7]&quot;,&quot;plainCitation&quot;:&quot;[6,7]&quot;,&quot;noteIndex&quot;:0},&quot;citationItems&quot;:[{&quot;id&quot;:2539,&quot;uris&quot;:[&quot;http://zotero.org/users/local/iqG9VFE7/items/RCZDNNU9&quot;],&quot;uri&quot;:[&quot;http://zotero.org/users/local/iqG9VFE7/items/RCZDNNU9&quot;],&quot;itemData&quot;:{&quot;id&quot;:2539,&quot;type&quot;:&quot;article-journal&quot;,&quot;title&quot;:&quot;Projector augmented-wave method&quot;,&quot;container-title&quot;:&quot;Physical Review B&quot;,&quot;page&quot;:&quot;13063-17979&quot;,&quot;volume&quot;:&quot;50&quot;,&quot;issue&quot;:&quot;24&quot;,&quot;abstract&quot;:&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quot;DOI&quot;:&quot;10.1103/PhysRevB.50.17953&quot;,&quot;note&quot;:&quot;Citation Key: Bloch1994&quot;,&quot;author&quot;:[{&quot;family&quot;:&quot;Blöch&quot;,&quot;given&quot;:&quot;P. E.&quot;}],&quot;issued&quot;:{&quot;date-parts&quot;:[[&quot;1994&quot;,12]]}}},{&quot;id&quot;:2731,&quot;uris&quot;:[&quot;http://zotero.org/users/local/iqG9VFE7/items/CGMV4CQV&quot;],&quot;uri&quot;:[&quot;http://zotero.org/users/local/iqG9VFE7/items/CGMV4CQV&quot;],&quot;itemData&quot;:{&quot;id&quot;:2731,&quot;type&quot;:&quot;article-journal&quot;,&quot;title&quot;:&quot;From ultrasoft pseudopotentials to the projector augmented-wave method&quot;,&quot;container-title&quot;:&quot;Physical Review B&quot;,&quot;page&quot;:&quot;1758-1775&quot;,&quot;volume&quot;:&quot;59&quot;,&quot;issue&quot;:&quot;3&quot;,&quot;abstract&quot;:&quot;The formal relationship between ultrasoft (US) Vanderbilt-type pseudopotentials and Bl chls projector augmented wave (PAW) method is derived. It is shown that the total energy functional for US pseudopotentials can be obtained by linearization of two terms in a slightly modified PAW total energy functional. The Hamilton operator, the forces, and the stress tensor are derived for this modified PAW functional. A simple way to implement the PAW method in existing plane-wave codes supporting US pseudopotentials is pointed out. In addition, critical tests are presented to compare the accuracy and efficiency of the PAW and the US pseudopotential method with relaxed core all electron methods. These tests include small molecules (H2, H2O, Li2, N2, F2, BF3, SiF4) and several bulk systems (diamond, Si, V, Li, Ca, CaF2, Fe, Co, Ni). Particular attention is paid to the bulk properties and magnetic energies of Fe, Co, and Ni.&quot;,&quot;DOI&quot;:&quot;10.1103/PhysRevB.59.1758&quot;,&quot;ISSN&quot;:&quot;10980121&quot;,&quot;note&quot;:&quot;publisher: American Physical Society\nCitation Key: Kresse1999&quot;,&quot;author&quot;:[{&quot;family&quot;:&quot;Kresse&quot;,&quot;given&quot;:&quot;G&quot;},{&quot;family&quot;:&quot;Joubert&quot;,&quot;given&quot;:&quot;D&quot;}],&quot;issued&quot;:{&quot;date-parts&quot;:[[&quot;1999&quot;]]}}}],&quot;schema&quot;:&quot;https://github.com/citation-style-language/schema/raw/master/csl-citation.json&quot;} RNDsbWwwHrtUs"/><text:span text:style-name="T7">[6,7]</text:span><text:reference-mark-end text:name="ZOTERO_ITEM CSL_CITATION {&quot;citationID&quot;:&quot;zbRwV2IF&quot;,&quot;properties&quot;:{&quot;formattedCitation&quot;:&quot;[6,7]&quot;,&quot;plainCitation&quot;:&quot;[6,7]&quot;,&quot;noteIndex&quot;:0},&quot;citationItems&quot;:[{&quot;id&quot;:2539,&quot;uris&quot;:[&quot;http://zotero.org/users/local/iqG9VFE7/items/RCZDNNU9&quot;],&quot;uri&quot;:[&quot;http://zotero.org/users/local/iqG9VFE7/items/RCZDNNU9&quot;],&quot;itemData&quot;:{&quot;id&quot;:2539,&quot;type&quot;:&quot;article-journal&quot;,&quot;title&quot;:&quot;Projector augmented-wave method&quot;,&quot;container-title&quot;:&quot;Physical Review B&quot;,&quot;page&quot;:&quot;13063-17979&quot;,&quot;volume&quot;:&quot;50&quot;,&quot;issue&quot;:&quot;24&quot;,&quot;abstract&quot;:&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quot;DOI&quot;:&quot;10.1103/PhysRevB.50.17953&quot;,&quot;note&quot;:&quot;Citation Key: Bloch1994&quot;,&quot;author&quot;:[{&quot;family&quot;:&quot;Blöch&quot;,&quot;given&quot;:&quot;P. E.&quot;}],&quot;issued&quot;:{&quot;date-parts&quot;:[[&quot;1994&quot;,12]]}}},{&quot;id&quot;:2731,&quot;uris&quot;:[&quot;http://zotero.org/users/local/iqG9VFE7/items/CGMV4CQV&quot;],&quot;uri&quot;:[&quot;http://zotero.org/users/local/iqG9VFE7/items/CGMV4CQV&quot;],&quot;itemData&quot;:{&quot;id&quot;:2731,&quot;type&quot;:&quot;article-journal&quot;,&quot;title&quot;:&quot;From ultrasoft pseudopotentials to the projector augmented-wave method&quot;,&quot;container-title&quot;:&quot;Physical Review B&quot;,&quot;page&quot;:&quot;1758-1775&quot;,&quot;volume&quot;:&quot;59&quot;,&quot;issue&quot;:&quot;3&quot;,&quot;abstract&quot;:&quot;The formal relationship between ultrasoft (US) Vanderbilt-type pseudopotentials and Bl chls projector augmented wave (PAW) method is derived. It is shown that the total energy functional for US pseudopotentials can be obtained by linearization of two terms in a slightly modified PAW total energy functional. The Hamilton operator, the forces, and the stress tensor are derived for this modified PAW functional. A simple way to implement the PAW method in existing plane-wave codes supporting US pseudopotentials is pointed out. In addition, critical tests are presented to compare the accuracy and efficiency of the PAW and the US pseudopotential method with relaxed core all electron methods. These tests include small molecules (H2, H2O, Li2, N2, F2, BF3, SiF4) and several bulk systems (diamond, Si, V, Li, Ca, CaF2, Fe, Co, Ni). Particular attention is paid to the bulk properties and magnetic energies of Fe, Co, and Ni.&quot;,&quot;DOI&quot;:&quot;10.1103/PhysRevB.59.1758&quot;,&quot;ISSN&quot;:&quot;10980121&quot;,&quot;note&quot;:&quot;publisher: American Physical Society\nCitation Key: Kresse1999&quot;,&quot;author&quot;:[{&quot;family&quot;:&quot;Kresse&quot;,&quot;given&quot;:&quot;G&quot;},{&quot;family&quot;:&quot;Joubert&quot;,&quot;given&quot;:&quot;D&quot;}],&quot;issued&quot;:{&quot;date-parts&quot;:[[&quot;1999&quot;]]}}}],&quot;schema&quot;:&quot;https://github.com/citation-style-language/schema/raw/master/csl-citation.json&quot;} RNDsbWwwHrtUs"/><text:span text:style-name="T7"> implementado en el código Vienna Ab-initio Simulation Packag</text:span><text:span text:style-name="T11">e</text:span><text:reference-mark-start text:name="ZOTERO_ITEM CSL_CITATION {&quot;citationID&quot;:&quot;JmCMcDrm&quot;,&quot;properties&quot;:{&quot;formattedCitation&quot;:&quot;[8,9]&quot;,&quot;plainCitation&quot;:&quot;[8,9]&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fQXuR6ZJ6I"/><text:span text:style-name="T11">[8,9]</text:span><text:reference-mark-end text:name="ZOTERO_ITEM CSL_CITATION {&quot;citationID&quot;:&quot;JmCMcDrm&quot;,&quot;properties&quot;:{&quot;formattedCitation&quot;:&quot;[8,9]&quot;,&quot;plainCitation&quot;:&quot;[8,9]&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fQXuR6ZJ6I"/><text:span text:style-name="T7"> en la Aproximación del Gradiente Generalizado según la parametrización PBE </text:span><text:reference-mark-start text:name="ZOTERO_ITEM CSL_CITATION {&quot;citationID&quot;:&quot;hjKT4W99&quot;,&quot;properties&quot;:{&quot;formattedCitation&quot;:&quot;[10]&quot;,&quot;plainCitation&quot;:&quot;[10]&quot;,&quot;noteIndex&quot;:0},&quot;citationItems&quot;:[{&quot;id&quot;:2564,&quot;uris&quot;:[&quot;http://zotero.org/users/local/iqG9VFE7/items/E568J3CV&quot;],&quot;uri&quot;:[&quot;http://zotero.org/users/local/iqG9VFE7/items/E568J3CV&quot;],&quot;itemData&quot;:{&quot;id&quot;:2564,&quot;type&quot;:&quot;article-journal&quot;,&quot;title&quot;:&quot;Generalized Gradient Approximation Made Simple.&quot;,&quot;container-title&quot;:&quot;Physical review letters&quot;,&quot;page&quot;:&quot;3865-3868&quot;,&quot;volume&quot;:&quot;77&quot;,&quot;issue&quot;:&quot;18&quot;,&quot;abstract&quot;:&quot;Generalized gradient approximations (GGA’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quot;ISSN&quot;:&quot;1079-7114&quot;,&quot;note&quot;:&quot;PMID: 10062328\nCitation Key: Perdew1996&quot;,&quot;author&quot;:[{&quot;family&quot;:&quot;Perdew&quot;,&quot;given&quot;:&quot;J.&quot;},{&quot;family&quot;:&quot;Burke&quot;,&quot;given&quot;:&quot;K.&quot;},{&quot;family&quot;:&quot;Ernzerhof&quot;,&quot;given&quot;:&quot;M.&quot;}],&quot;issued&quot;:{&quot;date-parts&quot;:[[&quot;1996&quot;,10]]}}}],&quot;schema&quot;:&quot;https://github.com/citation-style-language/schema/raw/master/csl-citation.json&quot;} RNDDqmb2Wrzhq"/><text:span text:style-name="T7">[10]</text:span><text:reference-mark-end text:name="ZOTERO_ITEM CSL_CITATION {&quot;citationID&quot;:&quot;hjKT4W99&quot;,&quot;properties&quot;:{&quot;formattedCitation&quot;:&quot;[10]&quot;,&quot;plainCitation&quot;:&quot;[10]&quot;,&quot;noteIndex&quot;:0},&quot;citationItems&quot;:[{&quot;id&quot;:2564,&quot;uris&quot;:[&quot;http://zotero.org/users/local/iqG9VFE7/items/E568J3CV&quot;],&quot;uri&quot;:[&quot;http://zotero.org/users/local/iqG9VFE7/items/E568J3CV&quot;],&quot;itemData&quot;:{&quot;id&quot;:2564,&quot;type&quot;:&quot;article-journal&quot;,&quot;title&quot;:&quot;Generalized Gradient Approximation Made Simple.&quot;,&quot;container-title&quot;:&quot;Physical review letters&quot;,&quot;page&quot;:&quot;3865-3868&quot;,&quot;volume&quot;:&quot;77&quot;,&quot;issue&quot;:&quot;18&quot;,&quot;abstract&quot;:&quot;Generalized gradient approximations (GGA’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quot;ISSN&quot;:&quot;1079-7114&quot;,&quot;note&quot;:&quot;PMID: 10062328\nCitation Key: Perdew1996&quot;,&quot;author&quot;:[{&quot;family&quot;:&quot;Perdew&quot;,&quot;given&quot;:&quot;J.&quot;},{&quot;family&quot;:&quot;Burke&quot;,&quot;given&quot;:&quot;K.&quot;},{&quot;family&quot;:&quot;Ernzerhof&quot;,&quot;given&quot;:&quot;M.&quot;}],&quot;issued&quot;:{&quot;date-parts&quot;:[[&quot;1996&quot;,10]]}}}],&quot;schema&quot;:&quot;https://github.com/citation-style-language/schema/raw/master/csl-citation.json&quot;} RNDDqmb2Wrzhq"/><text:span text:style-name="T7">. </text:span></text:p>
      <text:p text:style-name="Text_20_body">Se utilizarán herramientas programadas en bash y/o python para procesamiento de texto plano y análisis de resultados. Se utilizarán herramientas de conección remota nativas de unix / linux para acceso a las facilidades de cálculo.</text:p>
      <text:h text:style-name="Heading_20_1" text:outline-level="1"><text:soft-page-break/>Cronograma estimado de cada una de las actividades (deben totalizar 13 meses incluido un mínimo de 3 meses para escritura y defensa) </text:h>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C" table:number-columns-repeated="2"/>
        <table:table-column table:style-name="Table1.G"/>
        <table:table-column table:style-name="Table1.K"/>
        <table:table-column table:style-name="Table1.L" table:number-columns-repeated="2"/>
        <table:table-column table:style-name="Table1.N"/>
        <table:table-row table:style-name="Table1.1">
          <table:table-cell table:style-name="Table1.A1" office:value-type="string">
            <text:p text:style-name="P3">Actividad</text:p>
          </table:table-cell>
          <table:table-cell table:style-name="Table1.A1" table:number-columns-spanned="13" office:value-type="string">
            <text:p text:style-name="P3">Mes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4</text:p>
          </table:table-cell>
          <table:table-cell table:style-name="Table1.A1" office:value-type="string">
            <text:p text:style-name="P2">5</text:p>
          </table:table-cell>
          <table:table-cell table:style-name="Table1.A1" office:value-type="string">
            <text:p text:style-name="P2">6</text:p>
          </table:table-cell>
          <table:table-cell table:style-name="Table1.A1" office:value-type="string">
            <text:p text:style-name="P2">7</text:p>
          </table:table-cell>
          <table:table-cell table:style-name="Table1.A1" office:value-type="string">
            <text:p text:style-name="P2">8</text:p>
          </table:table-cell>
          <table:table-cell table:style-name="Table1.A1" office:value-type="string">
            <text:p text:style-name="P2">9</text:p>
          </table:table-cell>
          <table:table-cell table:style-name="Table1.A1" office:value-type="string">
            <text:p text:style-name="P2">10</text:p>
          </table:table-cell>
          <table:table-cell table:style-name="Table1.A1" office:value-type="string">
            <text:p text:style-name="P2">11</text:p>
          </table:table-cell>
          <table:table-cell table:style-name="Table1.A1" office:value-type="string">
            <text:p text:style-name="P2">12</text:p>
          </table:table-cell>
          <table:table-cell table:style-name="Table1.A1" office:value-type="string">
            <text:p text:style-name="P2">13</text:p>
          </table:table-cell>
        </table:table-row>
        <table:table-row table:style-name="Table1.1">
          <table:table-cell table:style-name="Table1.A1" office:value-type="string">
            <text:p text:style-name="P5">Revisión bibliográfica </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A1" office:value-type="string">
            <text:p text:style-name="P6">X</text:p>
          </table:table-cell>
          <table:table-cell table:style-name="Table1.A1" office:value-type="string">
            <text:p text:style-name="P6">X</text:p>
          </table:table-cell>
          <table:table-cell table:style-name="Table1.A1" office:value-type="string">
            <text:p text:style-name="P6">X</text:p>
          </table:table-cell>
          <table:table-cell table:style-name="Table1.B3" office:value-type="string">
            <text:p text:style-name="P4"/>
          </table:table-cell>
          <table:table-cell table:style-name="Table1.B3" office:value-type="string">
            <text:p text:style-name="P4">X</text:p>
          </table:table-cell>
          <table:table-cell table:style-name="Table1.B3"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5">Entrenamiento en el código de cálculo</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5">Cálculo de los bloques relajados de metal y óxido por separado</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5">Cálculo de la energía de la interfaz metal/óxido en función de la separación</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
          </table:table-cell>
          <table:table-cell table:style-name="Table1.B3" office:value-type="string">
            <text:p text:style-name="P4"/>
          </table:table-cell>
          <table:table-cell table:style-name="Table1.A1" office:value-type="string">
            <text:p text:style-name="P4"/>
          </table:table-cell>
        </table:table-row>
        <table:table-row table:style-name="Table1.1">
          <table:table-cell table:style-name="Table1.A1" office:value-type="string">
            <text:p text:style-name="P5">Análisis de resultados y escritura de la Tesis</text:p>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B3" office:value-type="string">
            <text:p text:style-name="P4">X</text:p>
          </table:table-cell>
          <table:table-cell table:style-name="Table1.A1" office:value-type="string">
            <text:p text:style-name="P4">X</text:p>
          </table:table-cell>
        </table:table-row>
      </table:table>
      <text:h text:style-name="Heading_20_1" text:outline-level="1">Materiales e Infraestructura con que se cuenta </text:h>
      <text:p text:style-name="Text_20_body"><text:span text:style-name="T5">El grupo cuenta con licencia para el uso del código de cálculo VASP</text:span><text:reference-mark-start text:name="ZOTERO_ITEM CSL_CITATION {&quot;citationID&quot;:&quot;J4RY5FOW&quot;,&quot;properties&quot;:{&quot;formattedCitation&quot;:&quot;[8,9]&quot;,&quot;plainCitation&quot;:&quot;[8,9]&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q8iNim2KYE"/><text:span text:style-name="T5">[8,9]</text:span><text:reference-mark-end text:name="ZOTERO_ITEM CSL_CITATION {&quot;citationID&quot;:&quot;J4RY5FOW&quot;,&quot;properties&quot;:{&quot;formattedCitation&quot;:&quot;[8,9]&quot;,&quot;plainCitation&quot;:&quot;[8,9]&quot;,&quot;noteIndex&quot;:0},&quot;citationItems&quot;:[{&quot;id&quot;:2551,&quot;uris&quot;:[&quot;http://zotero.org/users/local/iqG9VFE7/items/GHPYDYRM&quot;],&quot;uri&quot;:[&quot;http://zotero.org/users/local/iqG9VFE7/items/GHPYDYRM&quot;],&quot;itemData&quot;:{&quot;id&quot;:2551,&quot;type&quot;:&quot;article-journal&quot;,&quot;title&quot;:&quot;Ab-initio simulations of materials using VASP: Density-functional theory and beyond&quot;,&quot;container-title&quot;:&quot;Journal of Computational Chemistry&quot;,&quot;page&quot;:&quot;2044–2078&quot;,&quot;volume&quot;:&quot;29&quot;,&quot;issue&quot;:&quot;13&quot;,&quot;abstract&quot;:&quot;During the past decade, computer simulations based on a quantum-mechanical description of the interactions between electrons and between electrons and atomic nuclei have developed an increasingly important impact on solid-state physics and chemistry and on materials science—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quot;DOI&quot;:&quot;10.1002/jcc&quot;,&quot;ISSN&quot;:&quot;1096-987X&quot;,&quot;note&quot;:&quot;publisher: Wiley Online Library\nCitation Key: Hafner2008&quot;,&quot;author&quot;:[{&quot;family&quot;:&quot;Hafner&quot;,&quot;given&quot;:&quot;J.&quot;}],&quot;issued&quot;:{&quot;date-parts&quot;:[[&quot;2008&quot;]]}}},{&quot;id&quot;:2746,&quot;uris&quot;:[&quot;http://zotero.org/users/local/iqG9VFE7/items/2PLCSNUC&quot;],&quot;uri&quot;:[&quot;http://zotero.org/users/local/iqG9VFE7/items/2PLCSNUC&quot;],&quot;itemData&quot;:{&quot;id&quot;:2746,&quot;type&quot;:&quot;article-journal&quot;,&quot;title&quot;:&quot;Materials simulations using VASP—a quantum perspective to materials science&quot;,&quot;container-title&quot;:&quot;Computer Physics Communications&quot;,&quot;page&quot;:&quot;6-13&quot;,&quot;volume&quot;:&quot;177&quot;,&quot;issue&quot;:&quot;1-2&quot;,&quot;abstract&quot;:&quot;The fundamental aspects of ab-initio simulations of materials properties and of processes in materials based on density-functional theory, and their implementation at various levels of theory in the Vienna ab-initio simulation package are reviewed. The state-of-the-art is illustrated at selected examples, chosen from nanostructured materials, quasicrystals, surface science and catalysis. Finally a brief outlook is given on current developments attempting to make post-DFT approaches applicable to materials-science problems.&quot;,&quot;DOI&quot;:&quot;10.1016/j.cpc.2007.02.045&quot;,&quot;ISSN&quot;:&quot;00104655&quot;,&quot;note&quot;:&quot;Citation Key: Hafner2007&quot;,&quot;author&quot;:[{&quot;family&quot;:&quot;Hafner&quot;,&quot;given&quot;:&quot;J.&quot;}],&quot;issued&quot;:{&quot;date-parts&quot;:[[&quot;2007&quot;,7]]}}}],&quot;schema&quot;:&quot;https://github.com/citation-style-language/schema/raw/master/csl-citation.json&quot;} RNDq8iNim2KYE"/><text:span text:style-name="T5">, y con 2 conjuntos de computadoras (</text:span><text:span text:style-name="T8">clusters</text:span><text:span text:style-name="T5">), de 32 procesadores cada uno, para cálculo de alto rendimiento utilizados en exclusividad por el grupo. Además, se cuenta con acceso a las facilidades de cálculo de alta performance de la CNEA, que actualmente cuenta con el cluster ISAAC 750 procesadores y el nuevo cluster Neurus de 1040 procesadores.</text:span></text:p>
      <text:h text:style-name="Heading_20_1" text:outline-level="1">Experiencia previa del grupo de trabajo en el tema propuesto Aplicaciones de DFT</text:h>
      <text:p text:style-name="Text_20_body">En la actualidad la División de Aleaciones Especiales trabaja en el marco de un PICT 2015 y un Proyecto UNSAM 2017-2019. Estos proyectos implican por un lado estudios teóricos de los sistemas Zr metálico y de los defectos puntuales de la ZrO<text:span text:style-name="T15">2</text:span> y la interacción entre ambos sistemas, pero por otro lado se realizan estudios experimentales para el diseño de nuevas aleaciones de Zr para uso en reactores nucleares de potencia de cuarta generación. </text:p>
      <text:p text:style-name="Text_20_body"><text:span text:style-name="T3">Por otro lado, los directores poseen amplia experiencia en el estudio de sistemas interfaciales mediante métodos computacionales. En sus tesis de doctorado se llevaron a cabo estudios de adhesión, defectos puntuales y difusión que dieron también lugar a publicaciones en revistas internacionales. </text:span><office:annotation><dc:creator>Mariano Forti</dc:creator><dc:date>2018-06-18T11:54:12</dc:date><loext:sender-initials>MF</loext:sender-initials><text:p><text:span text:style-name="T27">Actualizar antecedentes. </text:span></text:p></office:annotation></text:p>
      <text:h text:style-name="Heading_20_2" text:outline-level="2"><text:soft-page-break/><text:s/>Tesis desarrolladas en el grupo en temas de cálculos DFT</text:h>
      <text:list xml:id="list1765096461" text:style-name="L1">
        <text:list-item>
          <text:p text:style-name="P10">Tesis de Doctorado en Ciencia y Tecnología, Mención Materiales, Instituto Sabato, UNSAM: “Modelo atomístico/continuo aplicado a la fractura de la capa de óxido en tuberías de reactores nucleares de potencia”. Mariano Forti , 2017.</text:p>
        </text:list-item>
        <text:list-item>
          <text:p text:style-name="P10"><text:span text:style-name="T3">Tesis de Doctorado UBA, área Ciencias Físicas: “Defectos constitucionales y energía de migración de aluminio en UAl</text:span><text:span text:style-name="T17">4</text:span><text:span text:style-name="T3">”. Laura Kniznik, 2016. </text:span><office:annotation><dc:creator>Mariano Forti</dc:creator><dc:date>2018-06-18T11:54:43</dc:date><loext:sender-initials>MF</loext:sender-initials><text:p><text:span text:style-name="T27">Agregar tesis de patricio ?</text:span></text:p></office:annotation></text:p>
        </text:list-item>
      </text:list>
      <text:h text:style-name="Heading_20_2" text:outline-level="2"><text:s/>Publicaciones del grupo en temas de cálculo DFT</text:h>
      <text:list xml:id="list639080129" text:style-name="L2">
        <text:list-item>
          <text:p text:style-name="P11"><text:span text:style-name="T21"><text:s/></text:span><text:span text:style-name="T14">G.E. Ramírez-Caballero, P.B. Balbuena, P. R. Alonso, P.H. Gargano, G. H. Rubiolo, Carbon Adsorption and Absorption in the (111) L12 Fe3Al Surface, </text:span><text:span text:style-name="T12">J. Phys. Chem. C 113 (2009) 18321–18330.</text:span></text:p>
        </text:list-item>
        <text:list-item>
          <text:p text:style-name="P12"><text:s/>P.R. Alonso, J.R. Fernández, P.H. Gargano, G.H. Rubiolo, U-Al system. <text:span text:style-name="T12">Ab-initio and many body potential approaches, Physica B: Condensed Matter 404 Issue 18 (2009) 2851-2853.</text:span></text:p>
        </text:list-item>
        <text:list-item>
          <text:p text:style-name="P15">P.R. Alonso, P.H. Gargano, G.E. Ramírez-Caballero, P.B. Balbuena, G.H. Rubiolo, First principles calculation of L21 + A2 coherent equilibria in the Fe-Al-Ti system, Physica B: Condensed Matter 404 Issue 18 (2009) 2845-2847. </text:p>
        </text:list-item>
        <text:list-item>
          <text:p text:style-name="P14"><text:s/>F. Lanzini, P.H. Gargano, P.R. Alonso, G.H. Rubiolo, First principles study of phase stabilities in bcc Cu-Al alloy, Modelling Simul. Mater. Sci. Eng. 19 (2011) 015008 (15pp).</text:p>
        </text:list-item>
        <text:list-item>
          <text:p text:style-name="P14"><text:s/>P.R. Alonso, P.H. Gargano, P.B. Bozzano, G.E. Ramírez-Caballero, P.B. Balbuena, G.H. Rubiolo, Combined ab initio and experimental study of A2 + L21 coherent equilibria in the Fe-Al-X (X=Ti, Nb, V) systems, Intermetallics 19 Issue 8 (2011) 1157-1167. </text:p>
        </text:list-item>
        <text:list-item>
          <text:p text:style-name="P14"><text:s/>L. Kniznik, P.R. Alonso, P.H. Gargano, G.H. Rubiolo, Simulation of UAl4 growth in an UAl3/Al diffusion couple, Journal of Nuclear Materials 414 (2011) 309-315. </text:p>
        </text:list-item>
        <text:list-item>
          <text:p text:style-name="P14"><text:s/>P.R. Alonso, P.H. Gargano, G.H. Rubiolo, Stability of the C14-laves phase (Fe,Si)2Mo from ab initio calculations, Computer Coupling of Phase Diagrams and Thermochemistry (Calphad), 35 (2011) 492–498. </text:p>
        </text:list-item>
        <text:list-item>
          <text:p text:style-name="P11"><text:s/>P.R. Alonso, P.H. Gargano, L. Kniznik, L.M. Pizarro, G.H. Rubiolo; "Experimental studies and first principles calculations in nuclear fuel alloys for research reactors", in Nuclear Materials; Editor: Michael P. Hemsworth. Series: Physics Research and Technology, Materials Science and Technologies. Nova Science Publishers, Inc; 400 Oser Avenue, Suite 1600, Hauppauge, NY 11788, EEUU. ISBN: 978-1-61324-010-6. (Nova Science Publishers, Inc , New York, 2011).</text:p>
        </text:list-item>
        <text:list-item>
          <text:p text:style-name="P14"><text:s/>P.R. Alonso, P.H. Gargano, G.H. Rubiolo, First principles calculation of the Al3U-Si3U pseudo binary fcc phase equilibrium diagram, CALPHAD: Computer Coupling of Phase Diagrams and Thermochemistry 38 (2012) 117–121.</text:p>
        </text:list-item>
        <text:list-item>
          <text:p text:style-name="P13"><text:s/>M.D. Forti, P.R. Alonso, P.H. Gargano, G.H. Rubiolo, Transition metals monoxides. An LDA+U study, Proce<text:span text:style-name="T23">dia Materials Science 1 (2012) 230 – 234.</text:span></text:p>
        </text:list-item>
        <text:list-item>
          <text:p text:style-name="P13"><text:soft-page-break/><text:span text:style-name="T13">L. Kniznik, P.R. A</text:span><text:span text:style-name="T12">lonso, P.H. Gargano, M.D. Forti, G.H. Rubiolo, First principles study of U-Al system ground state, Procedia Materials Science 1 (2012) 514 – 519.</text:span></text:p>
        </text:list-item>
        <text:list-item>
          <text:p text:style-name="P14"><text:s/>M.D. Forti, P. Balbuena, P.R. Alonso, Ab-initio studies on carburization of Fe3Al based alloys, Procedia Materials Science 1 (2012) 191 – 198.</text:p>
        </text:list-item>
        <text:list-item>
          <text:p text:style-name="P11"><text:s/>M.D. Forti, P.R. Alonso, P.H. Gargano, G.H. Rubiolo, Adhesion Energy of the Fe(BCC)/Magnetite Interface within the DFT approach, Procedia Materials Science 8 (2015) 1066 – 1072.</text:p>
        </text:list-item>
        <text:list-item>
          <text:p text:style-name="P13"><text:span text:style-name="T12"><text:s/></text:span>P.R. Alonso, “Aplicaciones de técnicas de primeros principios al cálculo de diagramas de fases de equilibrio. Diagramas de fases de equilibrio ternarios Fe-Al-V a partir de expansión en cúmulos y método variacional”, conferencista invitada en el “Workshop en Procesamiento Fïsico Químico Avanzado”, Bucaramanga, Colombia, Marzo 2014.</text:p>
        </text:list-item>
        <text:list-item>
          <text:p text:style-name="P13"><text:span text:style-name="T4"><text:s/>P.R. Alonso, “Aplicaciones de técnicas de primeros principios al cálculo de diagramas de fases de equilibrio. Diagrama de fases de equilibrio pseudo-binario UAl</text:span><text:span text:style-name="T18">3</text:span><text:span text:style-name="T4">_USi</text:span><text:span text:style-name="T18">3</text:span><text:span text:style-name="T4"> a partir de expansión en cúmulos y simulaciones de MonteCarlo”, conferencista invitada en el “Workshop en Procesamiento Fïsico Químico Avanzado”, Bucaramanga, Colombia, Marzo 2014.</text:span></text:p>
        </text:list-item>
        <text:list-item>
          <text:p text:style-name="P13">M.D. Forti, dictado del taller "VASP", conferencista invitado en el “Workshop en Procesamiento Fïsico Químico Avanzado”, Bucaramanga, Colombia, Marzo 2014.</text:p>
        </text:list-item>
        <text:list-item>
          <text:p text:style-name="P13"><text:s/>M.D. Forti, "Propiedades Mecánicas", conferencista invitado en el “Workshop en Procesamiento Fïsico Químico Avanzado”, Bucaramanga, Colombia, Marzo 2014.</text:p>
        </text:list-item>
        <text:list-item>
          <text:p text:style-name="P13"><text:span text:style-name="T3"><text:s/>D. Tozini, M. Forti, P.H. Gargano,</text:span><text:span text:style-name="T4"> Cálculo de diferencias de carga en interfaces Fe/Fe</text:span><text:span text:style-name="T18">3</text:span><text:span text:style-name="T4">O</text:span><text:span text:style-name="T18">4</text:span><text:span text:style-name="T4"> a partir de resultados de DFT, Trabajo 5056, 14º Congreso Internacional SAM-CONAMET/IBEROMAT XIII /MATERIA, Santa Fé, 2014.</text:span></text:p>
        </text:list-item>
        <text:list-item>
          <text:p text:style-name="P13"><text:span text:style-name="T6"><text:s/></text:span><text:span text:style-name="T10">D. Tozini, M.D. Forti, </text:span><text:span text:style-name="T9">P.H. Gargano, P.R. Alonso, G.H. Rubiolo, Charge difference calculation in Fe/Fe</text:span><text:span text:style-name="T19">3</text:span><text:span text:style-name="T9">O</text:span><text:span text:style-name="T19">4</text:span><text:span text:style-name="T9"> interfaces from DFT results, Procedia Materials Science 9 (2015) 612 – 618.</text:span></text:p>
        </text:list-item>
        <text:list-item>
          <text:p text:style-name="P13"><text:span text:style-name="T9">L. Kniznik, P.R. Alonso, P.H. Gargano , G.H. Rubiolo, Energetics and electronic structure of UAl</text:span><text:span text:style-name="T19">4</text:span><text:span text:style-name="T9"> with point defects, Journal of Nuclear Materials 466 (2015) 539-550.</text:span></text:p>
        </text:list-item>
        <text:list-item>
          <text:p text:style-name="P13"><text:span text:style-name="T10">M.D. Forti, P.R. Alonso, P.H. Gargano, P.B. Balbuena, G.H. Rubiolo, A DFT study of atomic structure and adhesion at the Fe(BCC)/Fe</text:span><text:span text:style-name="T20">3</text:span><text:span text:style-name="T10">O</text:span><text:span text:style-name="T20">4</text:span><text:span text:style-name="T10"> interfaces, Surface Science 647 (2016) 55–65.</text:span></text:p>
        </text:list-item>
        <text:list-item>
          <text:p text:style-name="P13"><text:span text:style-name="T10"><text:s/>P.H. Gargano, L. Kniznik, P.R. Alonso, M.D. Forti, G.H. Rubiolo, Concentration of constitutional and thermal defects in UAl</text:span><text:span text:style-name="T20">4</text:span><text:span text:style-name="T10">, Journal of Nuclear Materials 478 (2016) 74-82.</text:span></text:p>
        </text:list-item>
      </text:list>
      <text:h text:style-name="P21" text:outline-level="2"><text:s/>Premios recibidos </text:h>
      <text:list xml:id="list2058526234" text:style-name="WWNum1">
        <text:list-item text:start-value="1">
          <text:p text:style-name="P19"><text:s/>Mención especial a Mariano Forti en el CONCURSO ESTÍMULO A JÓVENES INVESTIGADORES EN CIENCIA Y TECNOLOGÍA DE MATERIALES. Trabajo premiado: Forti M., Balbuena P. y Alonso P., ESTUDIOS AB-INITIO SOBRE CARBURACIÓN EN ALEACIONES DE BASE Fe3Al, 11º Congreso Binacional de <text:soft-page-break/>Metalurgia y Materiales SAM / CONAMET 2011, 18 al 21 de Octubre de 2011 - Rosario, Argentina.</text:p>
        </text:list-item>
        <text:list-item>
          <text:p text:style-name="P20"><text:s/>PREMIO JORGE KITTL. Mejor trabajo en Investigación Básica en Ciencia de Materiales. Trabajo premiado: Paula R. Alonso, Pablo H.Gargano y Gerardo H. Rubiolo, ESTADO FUNDAMENTAL DEL PSEUDO BINARIO Al3U-Si3U POR PRIMEROS PRINCIPIOS. SOLUCIÓN SÓLIDA U(Al,Si)3, 11º Congreso Binacional de Metalurgia y Materiales SAM / CONAMET 2011, 18 al 21 de Octubre de 2011 - Rosario, Argentina.</text:p>
        </text:list-item>
        <text:list-item>
          <text:p text:style-name="P16"><text:span text:style-name="T5"><text:s/>PREMIO JORGE KITTL. Mejor trabajo en Investigación Básica en Ciencia de Materiales. Trabajo premiado: Pedro A. Ferreirós, Paula R. Alonso, Pablo H. Gargano, Patricia B. Bozzano, Horacio E. Troiani y Gerardo H. Rubiolo, Transformaciones de fase en aleaciones Fe</text:span><text:span text:style-name="T16">1-2X</text:span><text:span text:style-name="T5">Al</text:span><text:span text:style-name="T16">X</text:span><text:span text:style-name="T5">V</text:span><text:span text:style-name="T16">X</text:span><text:span text:style-name="T5"> (X</text:span><text:span text:style-name="T22"></text:span><text:span text:style-name="T5">0,15), XIII Congreso Internacional SAM-CONAMET Iguazú 2013, 20 al 23 de agosto de 2013, Iguazú, Misiones, Argentina.</text:span></text:p>
        </text:list-item>
      </text:list>
      <text:h text:style-name="Heading_20_1" text:outline-level="1">Proyectos científicos y/o tecnológicos de los que participaría esta tesis </text:h>
      <text:list xml:id="list110236636054410" text:continue-numbering="true" text:style-name="WWNum1">
        <text:list-item>
          <text:p text:style-name="P17">“<text:bookmark text:name="_GoBack"/>Buscando una nueva aleación para el elemento combustible CAREM-25” – ANPCyT, PICT-2015-2267. Titular: Gerardo H. Rubiolo. Grupo Responsable: Paula R. Alonso, Pablo H. Gargano, Liliana A. Lanzani. Grupo Colaborador: Laura Kniznik, Pedro A. Ferreirós, Mariano D. Forti, Héctor A. Raffaelli, Sergio V. Ilarri, Mario A. Acosta, Perla B. Balbuena. Fecha de vigencia: 2016 – 2019.</text:p>
        </text:list-item>
        <text:list-item>
          <text:p text:style-name="P18">“<text:bookmark text:name="_GoBack1"/>Buscando una nueva aleación para el elemento combustible CAREM-25” - Proyecto UNSAM 80020160500046SM con vigencia Enero 2017-Diciembre 2019. Directora del proyecto: Paula Regina Alonso.</text:p>
          <text:p text:style-name="P9">Referencias</text:p>
        </text:list-item>
      </text:list>
      <text:section text:style-name="Sect1" text:name="ZOTERO_BIBL {&quot;uncited&quot;:[],&quot;omitted&quot;:[],&quot;custom&quot;:[]} CSL_BIBLIOGRAPHY RND23cOQSjEEI">
        <text:p text:style-name="Bibliography_20_1">[1]<text:tab/>Estévez E, M. M, G. R, Fuel element mechanical design for CAREM-25 reactor, International Nuclear Information System. 32 (2000) 32046443.</text:p>
        <text:p text:style-name="Bibliography_20_1">[2]<text:tab/>M. Schütze, Modelling oxide scale fracture, Materials at High Temperatures. 22 (2005) 147–154. doi:10.3184/096034005782750437.</text:p>
        <text:p text:style-name="Bibliography_20_1">[3]<text:tab/>W. Kohn, L.J. Sham, Self-Consistent Equations Including Exchange and Correlation Effects, Physical Review. 140 (1965) A1133–A1138. doi:10.1103/PhysRev.140.A1133.</text:p>
        <text:p text:style-name="Bibliography_20_1">[4]<text:tab/>P. Hohenberg, W. Kohn, Inhomogeneous electron gas, Phys. Rev. 136 (1964) B864–B871.</text:p>
        <text:p text:style-name="Bibliography_20_1">[5]<text:tab/>Y. Jiang, Y. Wei, J.R. Smith, J.W. Hutchinson, A.G. Evans, First principles based predictions of the toughness of a metal/oxide interface, International Journal of Materials Research (Formerly Zeitschrift Fuer Metallkunde). 101 (2010) 8–15. doi:10.3139/146.110254.</text:p>
        <text:p text:style-name="Bibliography_20_1">[6]<text:tab/>P.E. Blöch, Projector augmented-wave method, Physical Review B. 50 (1994) 13063–17979. doi:10.1103/PhysRevB.50.17953.</text:p>
        <text:p text:style-name="Bibliography_20_1"><text:soft-page-break/>[7]<text:tab/>G. Kresse, D. Joubert, From ultrasoft pseudopotentials to the projector augmented-wave method, Physical Review B. 59 (1999) 1758–1775. doi:10.1103/PhysRevB.59.1758.</text:p>
        <text:p text:style-name="Bibliography_20_1">[8]<text:tab/>J. Hafner, Ab-initio simulations of materials using VASP: Density-functional theory and beyond, Journal of Computational Chemistry. 29 (2008) 2044–2078. doi:10.1002/jcc.</text:p>
        <text:p text:style-name="Bibliography_20_1">[9]<text:tab/>J. Hafner, Materials simulations using VASP—a quantum perspective to materials science, Computer Physics Communications. 177 (2007) 6–13. doi:10.1016/j.cpc.2007.02.045.</text:p>
        <text:p text:style-name="Bibliography_20_1">[10]<text:tab/>J. Perdew, K. Burke, M. Ernzerhof, Generalized Gradient Approximation Made Simple., Physical Review Letters. 77 (1996) 3865–3868.</text:p>
      </text:section>
      <text:p text:style-name="Bibliography_20_1"/>
      <text:p text:style-name="Bibliography_20_1"/>
      <text:p text:style-name="Bibliography_20_1"/>
      <text:p text:style-name="Bibliography_20_1"/>
      <text:p text:style-name="Bibliography_20_1"/>
      <text:p text:style-name="Bibliography_20_1"/>
      <text:p text:style-name="Bibliography_20_1"/>
      <text:p text:style-name="Bibliography_20_1"/>
      <text:p text:style-name="Bibliography_20_1"/>
      <text:p text:style-name="Bibliography_20_1"/>
      <text:p text:style-name="Bibliography_20_1"/>
      <text:p text:style-name="Bibliography_20_1"/>
      <table:table table:name="Firma" table:style-name="Firma">
        <table:table-column table:style-name="Firma.A" table:number-columns-repeated="2"/>
        <table:table-row>
          <table:table-cell table:style-name="Firma.A1" office:value-type="string">
            <text:p text:style-name="Table_20_Contents"/>
          </table:table-cell>
          <table:table-cell table:style-name="Firma.A1" office:value-type="string">
            <text:p text:style-name="Table_20_Contents"/>
          </table:table-cell>
        </table:table-row>
        <table:table-row>
          <table:table-cell table:style-name="Firma.A2" office:value-type="string">
            <text:p text:style-name="P22">Mariano Forti</text:p>
          </table:table-cell>
          <table:table-cell table:style-name="Firma.B2" office:value-type="string">
            <text:p text:style-name="P22">Laura Kniznik</text:p>
          </table:table-cell>
        </table:table-row>
      </table:table>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DejaVu Sans" style:font-size-asian="10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DejaVu Sans" style:font-size-asian="10pt" style:language-asian="es" style:country-asian="E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s" fo:country="ES" style:letter-kerning="false" style:font-name-asian="DejaVu Sans" style:font-family-asian="'DejaVu Sans'"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cm" fo:margin-bottom="0.21cm" loext:contextual-spacing="true" fo:keep-with-next="always"/>
      <style:text-properties style:font-name="Liberation Sans" fo:font-family="'Liberation Sans'"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1cm" fo:margin-bottom="0.101cm" loext:contextual-spacing="true" fo:line-height="115%" fo:text-align="justify" style:justify-single-word="false"/>
      <style:text-properties style:font-name="Times New Roman" fo:font-family="'Times New Roman'" style:font-family-generic="roman" style:font-pitch="variable" fo:font-size="12pt" style:font-size-asian="12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master-page-name="">
      <style:paragraph-properties fo:margin-top="0.499cm" fo:margin-bottom="0.199cm" loext:contextual-spacing="false" fo:orphans="4" style:page-number="auto"/>
      <style:text-properties style:font-name="Arial" fo:font-family="Arial"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353cm" fo:margin-bottom="0.212cm" loext:contextual-spacing="false"/>
      <style:text-properties style:font-name="Arial" fo:font-family="Arial" style:font-family-generic="swiss" style:font-pitch="variable" fo:font-size="14pt" fo:font-weight="bold" style:font-size-asian="14pt" style:font-weight-asian="bold" style:font-size-complex="16pt"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rebuchet MS" fo:font-family="'Trebuchet MS'" style:font-family-generic="roman" style:font-pitch="variable" fo:font-size="12pt" fo:language="es" fo:country="ES" style:letter-kerning="false" style:font-name-asian="Calibri1" style:font-family-asian="Calibri" style:font-family-generic-asian="system" style:font-pitch-asian="variable" style:font-size-asian="12pt" style:language-asian="es" style:country-asian="ES" style:font-name-complex="Trebuchet MS1" style:font-family-complex="'Trebuchet MS'"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Endnote" style:family="paragraph" style:parent-style-name="Standard" style:default-outline-level="" style:class="extra">
      <style:paragraph-properties fo:margin-top="0cm" fo:margin-bottom="0cm" loext:contextual-spacing="false" fo:line-height="100%" fo:text-align="justify" style:justify-single-word="false"/>
      <style:text-properties fo:font-size="10pt" fo:language="en" fo:country="US"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top="0cm" fo:margin-bottom="0.212cm" loext:contextual-spacing="false" fo:line-height="2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 style:family="paragraph" style:parent-style-name="Standard" style:default-outline-level=""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line-height="100%" fo:text-align="center" style:justify-single-word="false" text:number-lines="false" text:line-number="0"/>
    </style:style>
    <style:style style:name="Subtitle" style:family="paragraph" style:parent-style-name="Heading" style:next-style-name="Text_20_body" style:class="chapter">
      <style:paragraph-properties fo:margin-top="0.499cm" fo:margin-bottom="0cm" loext:contextual-spacing="false" fo:text-align="start" style:justify-single-word="false"/>
      <style:text-properties fo:font-size="18pt" style:font-size-asian="18pt" style:font-size-complex="18pt"/>
    </style:style>
    <style:style style:name="Bibliography_20_1" style:display-name="Bibliography 1" style:family="paragraph" style:parent-style-name="Index" style:class="index">
      <style:paragraph-properties fo:margin-left="0cm" fo:margin-right="0cm" fo:margin-top="0cm" fo:margin-bottom="0.3cm" loext:contextual-spacing="false" fo:line-height="100%" fo:text-indent="0cm" style:auto-text-indent="false">
        <style:tab-stops>
          <style:tab-stop style:position="0.677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nota_20_al_20_final_20_Car" style:display-name="Texto nota al final Car" style:family="text" style:parent-style-name="Default_20_Paragraph_20_Font">
      <style:text-properties fo:font-size="10pt" fo:language="en" fo:country="US"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gría_20_de_20_texto_20_normal_20_Car" style:display-name="Sangría de texto normal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style style:name="tl8wm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weight="normal" style:font-weight-asian="normal"/>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alibri" fo:font-family="Calibri" style:font-family-generic="roman" style:font-pitch="variable" fo:font-size="12pt" fo:font-weight="bold" style:font-size-asian="12pt" style:font-weight-asian="bold"/>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ListLabel_20_26" style:display-name="ListLabel 26" style:family="text">
      <style:text-properties fo:font-size="12pt" style:font-size-asian="12pt" style:font-name-complex="Symbol1" style:font-family-complex="Symbol"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fo:font-size="12pt" style:font-size-asian="12pt" style:font-name-complex="Symbol1" style:font-family-complex="Symbol"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alibri" fo:font-family="Calibri" style:font-family-generic="roman" style:font-pitch="variable" fo:font-size="12pt" fo:font-weight="bold" style:font-size-asian="12pt" style:font-weight-asian="bold"/>
    </style:style>
    <style:style style:name="ListLabel_20_45" style:display-name="ListLabel 45"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fo:font-size="12pt" style:font-size-asian="12pt" style:font-name-complex="Symbol1"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fo:font-size="12pt" style:font-size-asian="12pt" style:font-name-complex="Symbol1"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alibri" fo:font-family="Calibri" style:font-family-generic="roman" style:font-pitch="variable" fo:font-size="12pt" fo:font-weight="bold" style:font-size-asian="12pt" style:font-weight-asian="bold"/>
    </style:style>
    <style:style style:name="ListLabel_20_82" style:display-name="ListLabel 82"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fo:font-size="12pt" style:font-size-asian="12pt" style:font-name-complex="Symbol1"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fo:font-size="12pt" style:font-size-asian="12pt" style:font-name-complex="Symbol1"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alibri" fo:font-family="Calibri" style:font-family-generic="roman" style:font-pitch="variable" fo:font-size="12pt" fo:font-weight="bold" style:font-size-asian="12pt" style:font-weight-asian="bold"/>
    </style:style>
    <style:style style:name="ListLabel_20_119" style:display-name="ListLabel 119"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Wingdings"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Wingdings"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alibri" fo:font-family="Calibri" style:font-family-generic="roman" style:font-pitch="variable" fo:font-size="12pt" fo:font-weight="bold" style:font-size-asian="12pt" style:font-weight-asian="bold"/>
    </style:style>
    <style:style style:name="ListLabel_20_138" style:display-name="ListLabel 13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39" style:display-name="ListLabel 139" style:family="text">
      <style:text-properties style:font-name-complex="Courier New" style:font-family-complex="'Courier New'"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Calibri" fo:font-family="Calibri" style:font-family-generic="roman" style:font-pitch="variable" fo:font-size="12pt" fo:font-weight="bold" style:font-size-asian="12pt" style:font-weight-asian="bold"/>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3"/>
    <style:master-page style:name="Converted17" style:page-layout-name="Mpm3"/>
    <style:master-page style:name="Converted18" style:page-layout-name="Mpm3"/>
    <style:master-page style:name="Endnote" style:page-layout-name="Mpm4"/>
    <style:master-page style:name="Converted19" style:page-layout-name="Mpm5" style:next-style-name="Converted18"/>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2:53:00</meta:creation-date>
    <meta:initial-creator>Paula Alonso</meta:initial-creator>
    <meta:keyword>Plan</meta:keyword>
    <meta:keyword>Maestria</meta:keyword>
    <meta:keyword>2019</meta:keyword>
    <dc:language>es-AR</dc:language>
    <meta:print-date>2016-06-22T18:57:00</meta:print-date>
    <dc:date>2018-06-28T11:02:34.446432564</dc:date>
    <meta:editing-cycles>58</meta:editing-cycles>
    <dc:subject>Plan de Maestría 2019</dc:subject>
    <dc:title>Modelización Atomística de la tenacidad de interfaces Zr / ZrO2</dc:title>
    <meta:editing-duration>PT5H11M34S</meta:editing-duration>
    <meta:generator>LibreOffice/6.1.0.0.beta2$Linux_X86_64 LibreOffice_project/10$Build-0</meta:generator>
    <meta:document-statistic meta:table-count="2" meta:image-count="0" meta:object-count="0" meta:page-count="9" meta:paragraph-count="146" meta:word-count="2634" meta:character-count="17368" meta:non-whitespace-character-count="14889"/>
    <meta:user-defined meta:name="AppVersion">14.0000</meta:user-defined>
    <meta:user-defined meta:name="Company">CNEA-UNSAM</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journal-of-nuclear-materials</meta:user-defined>
    <meta:user-defined meta:name="Mendeley Document_1" meta:value-type="string">True</meta:user-defined>
    <meta:user-defined meta:name="Mendeley Unique User Id_1" meta:value-type="string">1f6062dc-e879-3a5e-8932-4ede1744e25d</meta:user-defined>
    <meta:user-defined meta:name="Mendeley_Bookmark_17eD3fDEUt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17eD3fDEUt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17eD3fDEUt_11" meta:value-type="string">tle": "Journal of Computational Chemistry", "issued": {"date-parts": [["2008"]]}, "page": "2044\u20132078", "DOI": "10.1002/jcc", "author": [{"non-dropping-particle": "", "dropping-particle": "", "family": "Hafner", "parse-names": false, "suffix": "", "gi</meta:user-defined>
    <meta:user-defined meta:name="Mendeley_Bookmark_17eD3fDEUt_12" meta:value-type="string">ven": "J."}], "publisher": "Wiley Online Library", "ISSN": "1096-987X", "type": "article-journal"}, "uris": ["http://www.mendeley.com/documents/?uuid=4ef0ecee-c7a4-4125-b7db-65cb8437e961"]}]}</meta:user-defined>
    <meta:user-defined meta:name="Mendeley_Bookmark_17eD3fDEUt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17eD3fDEUt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17eD3fDEUt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17eD3fDEUt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17eD3fDEUt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17eD3fDEUt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17eD3fDEUt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17eD3fDEUt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1oSjxSFuMf_1" meta:value-type="string">ADDIN CSL_CITATION {"mendeley": {"previouslyFormattedCitation": "[1,2]", "formattedCitation": "[2,3]", "plainTextFormattedCitation": "[2,3]"}, "schema": "https://github.com/citation-style-language/schema/raw/master/csl-citation.json", "properties": {"note</meta:user-defined>
    <meta:user-defined meta:name="Mendeley_Bookmark_1oSjxSFuMf_10" meta:value-type="string">: ["http://www.mendeley.com/documents/?uuid=5b1c9358-2923-4f6a-a39b-0ef87a2aea6c"]}]}</meta:user-defined>
    <meta:user-defined meta:name="Mendeley_Bookmark_1oSjxSFuMf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1oSjxSFuMf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1oSjxSFuMf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1oSjxSFuMf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1oSjxSFuMf_6" meta:value-type="string"> "parse-names": false, "suffix": "", "given": "P."}, {"non-dropping-particle": "", "dropping-particle": "", "family": "Kohn", "parse-names": false, "suffix": "", "given": "W."}], "publisher": "APS", "title": "Inhomogeneous electron gas", "container-title"</meta:user-defined>
    <meta:user-defined meta:name="Mendeley_Bookmark_1oSjxSFuMf_7" meta:value-type="string">: "Phys. Rev", "issued": {"date-parts": [["1964"]]}}, "uris": ["http://www.mendeley.com/documents/?uuid=ce838011-5d9e-4e7d-bc0e-d2c97f10a438"]}, {"id": "ITEM-2", "itemData": {"type": "article-journal", "issue": "4A", "page": "A1133-A1138", "ISSN": "0031-8</meta:user-defined>
    <meta:user-defined meta:name="Mendeley_Bookmark_1oSjxSFuMf_8" meta:value-type="string">99X", "id": "ITEM-2", "DOI": "10.1103/PhysRev.140.A1133", "author": [{"non-dropping-particle": "", "dropping-particle": "", "family": "Kohn", "parse-names": false, "suffix": "", "given": "W."}, {"non-dropping-particle": "", "dropping-particle": "", "famil</meta:user-defined>
    <meta:user-defined meta:name="Mendeley_Bookmark_1oSjxSFuMf_9" meta:value-type="string">y": "Sham", "parse-names": false, "suffix": "", "given": "L. J."}], "volume": "140", "title": "Self-Consistent Equations Including Exchange and Correlation Effects", "container-title": "Physical Review", "issued": {"date-parts": [["1965", "11"]]}}, "uris"</meta:user-defined>
    <meta:user-defined meta:name="Mendeley_Bookmark_2pFEOVkTa6_1" meta:value-type="string">ADDIN CSL_CITATION {"mendeley": {"formattedCitation": "[1]", "plainTextFormattedCitation": "[1]"}, "schema": "https://github.com/citation-style-language/schema/raw/master/csl-citation.json", "properties": {"noteIndex": 0}, "citationItems": [{"id": "ITEM-1</meta:user-defined>
    <meta:user-defined meta:name="Mendeley_Bookmark_2pFEOVkTa6_10" meta:value-type="string">rticle": "", "family": "Smith", "parse-names": false, "suffix": "", "given": "John R."}, {"non-dropping-particle": "", "dropping-particle": "", "family": "Hutchinson", "parse-names": false, "suffix": "", "given": "John W."}, {"non-dropping-particle": "", </meta:user-defined>
    <meta:user-defined meta:name="Mendeley_Bookmark_2pFEOVkTa6_11" meta:value-type="string">"dropping-particle": "", "family": "Evans", "parse-names": false, "suffix": "", "given": "Anthony G."}], "ISSN": "18625282", "type": "article-journal"}, "uris": ["http://www.mendeley.com/documents/?uuid=69f36ad4-0e7e-4be8-ba5c-20ae8a8e6a14"]}]}</meta:user-defined>
    <meta:user-defined meta:name="Mendeley_Bookmark_2pFEOVkTa6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2pFEOVkTa6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2pFEOVkTa6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2pFEOVkTa6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2pFEOVkTa6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2pFEOVkTa6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2pFEOVkTa6_8" meta:value-type="string">title": "International Journal of Materials Research (formerly Zeitschrift fuer Metallkunde)", "issued": {"date-parts": [["2010"]]}, "page": "8-15", "ISBN": "1862-5282", "DOI": "10.3139/146.110254", "author": [{"non-dropping-particle": "", "dropping-parti</meta:user-defined>
    <meta:user-defined meta:name="Mendeley_Bookmark_2pFEOVkTa6_9" meta:value-type="string">cle": "", "family": "Jiang", "parse-names": false, "suffix": "", "given": "Yong"}, {"non-dropping-particle": "", "dropping-particle": "", "family": "Wei", "parse-names": false, "suffix": "", "given": "Yueguang"}, {"non-dropping-particle": "", "dropping-pa</meta:user-defined>
    <meta:user-defined meta:name="Mendeley_Bookmark_3O1LdBQ7HK_1" meta:value-type="string">ADDIN Mendeley Bibliography CSL_BIBLIOGRAPHY </meta:user-defined>
    <meta:user-defined meta:name="Mendeley_Bookmark_4LkXTbXtJu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4LkXTbXtJu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4LkXTbXtJu_11" meta:value-type="string">tle": "Journal of Computational Chemistry", "issued": {"date-parts": [["2008"]]}, "page": "2044\u20132078", "DOI": "10.1002/jcc", "author": [{"non-dropping-particle": "", "dropping-particle": "", "family": "Hafner", "parse-names": false, "suffix": "", "gi</meta:user-defined>
    <meta:user-defined meta:name="Mendeley_Bookmark_4LkXTbXtJu_12" meta:value-type="string">ven": "J."}], "publisher": "Wiley Online Library", "ISSN": "1096-987X", "type": "article-journal"}, "uris": ["http://www.mendeley.com/documents/?uuid=4ef0ecee-c7a4-4125-b7db-65cb8437e961"]}]}</meta:user-defined>
    <meta:user-defined meta:name="Mendeley_Bookmark_4LkXTbXtJu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4LkXTbXtJu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4LkXTbXtJu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4LkXTbXtJu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4LkXTbXtJu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4LkXTbXtJu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4LkXTbXtJu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4LkXTbXtJu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6tARbu96Cj_1" meta:value-type="string">ADDIN Mendeley Bibliography CSL_BIBLIOGRAPHY </meta:user-defined>
    <meta:user-defined meta:name="Mendeley_Bookmark_7E9piyxAKD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7E9piyxAKD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7E9piyxAKD_11" meta:value-type="string">tle": "Journal of Computational Chemistry", "issued": {"date-parts": [["2008"]]}, "page": "2044\u20132078", "DOI": "10.1002/jcc", "author": [{"non-dropping-particle": "", "dropping-particle": "", "family": "Hafner", "parse-names": false, "suffix": "", "gi</meta:user-defined>
    <meta:user-defined meta:name="Mendeley_Bookmark_7E9piyxAKD_12" meta:value-type="string">ven": "J."}], "publisher": "Wiley Online Library", "ISSN": "1096-987X", "type": "article-journal"}, "uris": ["http://www.mendeley.com/documents/?uuid=4ef0ecee-c7a4-4125-b7db-65cb8437e961"]}]}</meta:user-defined>
    <meta:user-defined meta:name="Mendeley_Bookmark_7E9piyxAKD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7E9piyxAKD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7E9piyxAKD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7E9piyxAKD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7E9piyxAKD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7E9piyxAKD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7E9piyxAKD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7E9piyxAKD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7P4SolOhtN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7P4SolOhtN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7P4SolOhtN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7P4SolOhtN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7P4SolOhtN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7P4SolOhtN_6" meta:value-type="string"> method", "container-title": "Physical Review B", "issued": {"date-parts": [["1994", "12"]]}, "id": "ITEM-1", "type": "article-journal", "note": "cite when using PAW", "DOI": "10.1103/PhysRevB.50.17953", "author": [{"non-dropping-particle": "", "dropping-</meta:user-defined>
    <meta:user-defined meta:name="Mendeley_Bookmark_7P4SolOhtN_7" meta:value-type="string">particle": "", "family": "Bl\u00f6ch", "parse-names": false, "suffix": "", "given": "P. E."}]}, "uris": ["http://www.mendeley.com/documents/?uuid=84a886bc-f1b6-45b7-b712-9bcef1ce9b5f"]}]}</meta:user-defined>
    <meta:user-defined meta:name="Mendeley_Bookmark_DzQlCpCakY_1" meta:value-type="string">ADDIN CSL_CITATION {"mendeley": {"previouslyFormattedCitation": "[1,2]", "formattedCitation": "[2,3]", "plainTextFormattedCitation": "[2,3]"}, "schema": "https://github.com/citation-style-language/schema/raw/master/csl-citation.json", "properties": {"note</meta:user-defined>
    <meta:user-defined meta:name="Mendeley_Bookmark_DzQlCpCakY_10" meta:value-type="string">: ["http://www.mendeley.com/documents/?uuid=5b1c9358-2923-4f6a-a39b-0ef87a2aea6c"]}]}</meta:user-defined>
    <meta:user-defined meta:name="Mendeley_Bookmark_DzQlCpCakY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DzQlCpCakY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DzQlCpCakY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DzQlCpCakY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DzQlCpCakY_6" meta:value-type="string"> "parse-names": false, "suffix": "", "given": "P."}, {"non-dropping-particle": "", "dropping-particle": "", "family": "Kohn", "parse-names": false, "suffix": "", "given": "W."}], "publisher": "APS", "title": "Inhomogeneous electron gas", "container-title"</meta:user-defined>
    <meta:user-defined meta:name="Mendeley_Bookmark_DzQlCpCakY_7" meta:value-type="string">: "Phys. Rev", "issued": {"date-parts": [["1964"]]}}, "uris": ["http://www.mendeley.com/documents/?uuid=ce838011-5d9e-4e7d-bc0e-d2c97f10a438"]}, {"id": "ITEM-2", "itemData": {"type": "article-journal", "issue": "4A", "page": "A1133-A1138", "ISSN": "0031-8</meta:user-defined>
    <meta:user-defined meta:name="Mendeley_Bookmark_DzQlCpCakY_8" meta:value-type="string">99X", "id": "ITEM-2", "DOI": "10.1103/PhysRev.140.A1133", "author": [{"non-dropping-particle": "", "dropping-particle": "", "family": "Kohn", "parse-names": false, "suffix": "", "given": "W."}, {"non-dropping-particle": "", "dropping-particle": "", "famil</meta:user-defined>
    <meta:user-defined meta:name="Mendeley_Bookmark_DzQlCpCakY_9" meta:value-type="string">y": "Sham", "parse-names": false, "suffix": "", "given": "L. J."}], "volume": "140", "title": "Self-Consistent Equations Including Exchange and Correlation Effects", "container-title": "Physical Review", "issued": {"date-parts": [["1965", "11"]]}}, "uris"</meta:user-defined>
    <meta:user-defined meta:name="Mendeley_Bookmark_Ji6xN4Z1xl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Ji6xN4Z1xl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Ji6xN4Z1xl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Ji6xN4Z1xl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Ji6xN4Z1xl_5" meta:value-type="string">er-title": "Physical review letters", "issued": {"date-parts": [["1996", "10"]]}, "id": "ITEM-1", "type": "article-journal", "author": [{"non-dropping-particle": "", "dropping-particle": "", "family": "Perdew", "parse-names": false, "suffix": "", "given":</meta:user-defined>
    <meta:user-defined meta:name="Mendeley_Bookmark_Ji6xN4Z1xl_6" meta:value-type="string"> "J."}, {"non-dropping-particle": "", "dropping-particle": "", "family": "Burke", "parse-names": false, "suffix": "", "given": "K."}, {"non-dropping-particle": "", "dropping-particle": "", "family": "Ernzerhof", "parse-names": false, "suffix": "", "given"</meta:user-defined>
    <meta:user-defined meta:name="Mendeley_Bookmark_Ji6xN4Z1xl_7" meta:value-type="string">: "M."}], "PMID": "10062328", "ISSN": "1079-7114"}, "uris": ["http://www.mendeley.com/documents/?uuid=31f6086d-4504-4045-b3e0-d4f73d70fb1e"]}]}</meta:user-defined>
    <meta:user-defined meta:name="Mendeley_Bookmark_Njwlq69GK3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Njwlq69GK3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Njwlq69GK3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Njwlq69GK3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Njwlq69GK3_5" meta:value-type="string">er-title": "Physical review letters", "issued": {"date-parts": [["1996", "10"]]}, "id": "ITEM-1", "type": "article-journal", "author": [{"non-dropping-particle": "", "dropping-particle": "", "family": "Perdew", "parse-names": false, "suffix": "", "given":</meta:user-defined>
    <meta:user-defined meta:name="Mendeley_Bookmark_Njwlq69GK3_6" meta:value-type="string"> "J."}, {"non-dropping-particle": "", "dropping-particle": "", "family": "Burke", "parse-names": false, "suffix": "", "given": "K."}, {"non-dropping-particle": "", "dropping-particle": "", "family": "Ernzerhof", "parse-names": false, "suffix": "", "given"</meta:user-defined>
    <meta:user-defined meta:name="Mendeley_Bookmark_Njwlq69GK3_7" meta:value-type="string">: "M."}], "PMID": "10062328", "ISSN": "1079-7114"}, "uris": ["http://www.mendeley.com/documents/?uuid=31f6086d-4504-4045-b3e0-d4f73d70fb1e"]}]}</meta:user-defined>
    <meta:user-defined meta:name="Mendeley_Bookmark_P2p7HHbrfm_1" meta:value-type="string">ADDIN CSL_CITATION {"mendeley": {"formattedCitation": "[1]", "plainTextFormattedCitation": "[1]"}, "schema": "https://github.com/citation-style-language/schema/raw/master/csl-citation.json", "properties": {"noteIndex": 0}, "citationItems": [{"id": "ITEM-1</meta:user-defined>
    <meta:user-defined meta:name="Mendeley_Bookmark_P2p7HHbrfm_10" meta:value-type="string">rticle": "", "family": "Smith", "parse-names": false, "suffix": "", "given": "John R."}, {"non-dropping-particle": "", "dropping-particle": "", "family": "Hutchinson", "parse-names": false, "suffix": "", "given": "John W."}, {"non-dropping-particle": "", </meta:user-defined>
    <meta:user-defined meta:name="Mendeley_Bookmark_P2p7HHbrfm_11" meta:value-type="string">"dropping-particle": "", "family": "Evans", "parse-names": false, "suffix": "", "given": "Anthony G."}], "ISSN": "18625282", "type": "article-journal"}, "uris": ["http://www.mendeley.com/documents/?uuid=69f36ad4-0e7e-4be8-ba5c-20ae8a8e6a14"]}]}</meta:user-defined>
    <meta:user-defined meta:name="Mendeley_Bookmark_P2p7HHbrfm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P2p7HHbrfm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P2p7HHbrfm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P2p7HHbrfm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P2p7HHbrfm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P2p7HHbrfm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P2p7HHbrfm_8" meta:value-type="string">title": "International Journal of Materials Research (formerly Zeitschrift fuer Metallkunde)", "issued": {"date-parts": [["2010"]]}, "page": "8-15", "ISBN": "1862-5282", "DOI": "10.3139/146.110254", "author": [{"non-dropping-particle": "", "dropping-parti</meta:user-defined>
    <meta:user-defined meta:name="Mendeley_Bookmark_P2p7HHbrfm_9" meta:value-type="string">cle": "", "family": "Jiang", "parse-names": false, "suffix": "", "given": "Yong"}, {"non-dropping-particle": "", "dropping-particle": "", "family": "Wei", "parse-names": false, "suffix": "", "given": "Yueguang"}, {"non-dropping-particle": "", "dropping-pa</meta:user-defined>
    <meta:user-defined meta:name="Mendeley_Bookmark_PKADboo9u0_1" meta:value-type="string">ADDIN Mendeley Bibliography CSL_BIBLIOGRAPHY </meta:user-defined>
    <meta:user-defined meta:name="Mendeley_Bookmark_QaH2bW7fuR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QaH2bW7fuR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QaH2bW7fuR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QaH2bW7fuR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QaH2bW7fuR_5" meta:value-type="string">er-title": "Physical review letters", "issued": {"date-parts": [["1996", "10"]]}, "id": "ITEM-1", "type": "article-journal", "author": [{"non-dropping-particle": "", "dropping-particle": "", "family": "Perdew", "parse-names": false, "suffix": "", "given":</meta:user-defined>
    <meta:user-defined meta:name="Mendeley_Bookmark_QaH2bW7fuR_6" meta:value-type="string"> "J."}, {"non-dropping-particle": "", "dropping-particle": "", "family": "Burke", "parse-names": false, "suffix": "", "given": "K."}, {"non-dropping-particle": "", "dropping-particle": "", "family": "Ernzerhof", "parse-names": false, "suffix": "", "given"</meta:user-defined>
    <meta:user-defined meta:name="Mendeley_Bookmark_QaH2bW7fuR_7" meta:value-type="string">: "M."}], "PMID": "10062328", "ISSN": "1079-7114"}, "uris": ["http://www.mendeley.com/documents/?uuid=31f6086d-4504-4045-b3e0-d4f73d70fb1e"]}]}</meta:user-defined>
    <meta:user-defined meta:name="Mendeley_Bookmark_SMFKzGknRr_1" meta:value-type="string">ADDIN CSL_CITATION {"mendeley": {"previouslyFormattedCitation": "[1,2]", "formattedCitation": "[2,3]", "plainTextFormattedCitation": "[2,3]"}, "schema": "https://github.com/citation-style-language/schema/raw/master/csl-citation.json", "properties": {"note</meta:user-defined>
    <meta:user-defined meta:name="Mendeley_Bookmark_SMFKzGknRr_10" meta:value-type="string">: ["http://www.mendeley.com/documents/?uuid=5b1c9358-2923-4f6a-a39b-0ef87a2aea6c"]}]}</meta:user-defined>
    <meta:user-defined meta:name="Mendeley_Bookmark_SMFKzGknRr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SMFKzGknRr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SMFKzGknRr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SMFKzGknRr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SMFKzGknRr_6" meta:value-type="string"> "parse-names": false, "suffix": "", "given": "P."}, {"non-dropping-particle": "", "dropping-particle": "", "family": "Kohn", "parse-names": false, "suffix": "", "given": "W."}], "publisher": "APS", "title": "Inhomogeneous electron gas", "container-title"</meta:user-defined>
    <meta:user-defined meta:name="Mendeley_Bookmark_SMFKzGknRr_7" meta:value-type="string">: "Phys. Rev", "issued": {"date-parts": [["1964"]]}}, "uris": ["http://www.mendeley.com/documents/?uuid=ce838011-5d9e-4e7d-bc0e-d2c97f10a438"]}, {"id": "ITEM-2", "itemData": {"type": "article-journal", "issue": "4A", "page": "A1133-A1138", "ISSN": "0031-8</meta:user-defined>
    <meta:user-defined meta:name="Mendeley_Bookmark_SMFKzGknRr_8" meta:value-type="string">99X", "id": "ITEM-2", "DOI": "10.1103/PhysRev.140.A1133", "author": [{"non-dropping-particle": "", "dropping-particle": "", "family": "Kohn", "parse-names": false, "suffix": "", "given": "W."}, {"non-dropping-particle": "", "dropping-particle": "", "famil</meta:user-defined>
    <meta:user-defined meta:name="Mendeley_Bookmark_SMFKzGknRr_9" meta:value-type="string">y": "Sham", "parse-names": false, "suffix": "", "given": "L. J."}], "volume": "140", "title": "Self-Consistent Equations Including Exchange and Correlation Effects", "container-title": "Physical Review", "issued": {"date-parts": [["1965", "11"]]}}, "uris"</meta:user-defined>
    <meta:user-defined meta:name="Mendeley_Bookmark_U4y1fIwvL0_1" meta:value-type="string">ADDIN Mendeley Bibliography CSL_BIBLIOGRAPHY </meta:user-defined>
    <meta:user-defined meta:name="Mendeley_Bookmark_ZCD7SBRLQ0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ZCD7SBRLQ0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ZCD7SBRLQ0_11" meta:value-type="string">tle": "Journal of Computational Chemistry", "issued": {"date-parts": [["2008"]]}, "page": "2044\u20132078", "DOI": "10.1002/jcc", "author": [{"non-dropping-particle": "", "dropping-particle": "", "family": "Hafner", "parse-names": false, "suffix": "", "gi</meta:user-defined>
    <meta:user-defined meta:name="Mendeley_Bookmark_ZCD7SBRLQ0_12" meta:value-type="string">ven": "J."}], "publisher": "Wiley Online Library", "ISSN": "1096-987X", "type": "article-journal"}, "uris": ["http://www.mendeley.com/documents/?uuid=4ef0ecee-c7a4-4125-b7db-65cb8437e961"]}]}</meta:user-defined>
    <meta:user-defined meta:name="Mendeley_Bookmark_ZCD7SBRLQ0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ZCD7SBRLQ0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ZCD7SBRLQ0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ZCD7SBRLQ0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ZCD7SBRLQ0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ZCD7SBRLQ0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ZCD7SBRLQ0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ZCD7SBRLQ0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ZgWaeJiDE5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ZgWaeJiDE5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ZgWaeJiDE5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ZgWaeJiDE5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ZgWaeJiDE5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ZgWaeJiDE5_6" meta:value-type="string"> method", "container-title": "Physical Review B", "issued": {"date-parts": [["1994", "12"]]}, "id": "ITEM-1", "type": "article-journal", "note": "cite when using PAW", "DOI": "10.1103/PhysRevB.50.17953", "author": [{"non-dropping-particle": "", "dropping-</meta:user-defined>
    <meta:user-defined meta:name="Mendeley_Bookmark_ZgWaeJiDE5_7" meta:value-type="string">particle": "", "family": "Bl\u00f6ch", "parse-names": false, "suffix": "", "given": "P. E."}]}, "uris": ["http://www.mendeley.com/documents/?uuid=84a886bc-f1b6-45b7-b712-9bcef1ce9b5f"]}]}</meta:user-defined>
    <meta:user-defined meta:name="Mendeley_Bookmark_efZEGQ40uq_1" meta:value-type="string">ADDIN CSL_CITATION {"mendeley": {"previouslyFormattedCitation": "[1,2]", "formattedCitation": "[2,3]", "plainTextFormattedCitation": "[2,3]"}, "schema": "https://github.com/citation-style-language/schema/raw/master/csl-citation.json", "properties": {"note</meta:user-defined>
    <meta:user-defined meta:name="Mendeley_Bookmark_efZEGQ40uq_10" meta:value-type="string">: ["http://www.mendeley.com/documents/?uuid=5b1c9358-2923-4f6a-a39b-0ef87a2aea6c"]}]}</meta:user-defined>
    <meta:user-defined meta:name="Mendeley_Bookmark_efZEGQ40uq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efZEGQ40uq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efZEGQ40uq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efZEGQ40uq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efZEGQ40uq_6" meta:value-type="string"> "parse-names": false, "suffix": "", "given": "P."}, {"non-dropping-particle": "", "dropping-particle": "", "family": "Kohn", "parse-names": false, "suffix": "", "given": "W."}], "publisher": "APS", "title": "Inhomogeneous electron gas", "container-title"</meta:user-defined>
    <meta:user-defined meta:name="Mendeley_Bookmark_efZEGQ40uq_7" meta:value-type="string">: "Phys. Rev", "issued": {"date-parts": [["1964"]]}}, "uris": ["http://www.mendeley.com/documents/?uuid=ce838011-5d9e-4e7d-bc0e-d2c97f10a438"]}, {"id": "ITEM-2", "itemData": {"type": "article-journal", "issue": "4A", "page": "A1133-A1138", "ISSN": "0031-8</meta:user-defined>
    <meta:user-defined meta:name="Mendeley_Bookmark_efZEGQ40uq_8" meta:value-type="string">99X", "id": "ITEM-2", "DOI": "10.1103/PhysRev.140.A1133", "author": [{"non-dropping-particle": "", "dropping-particle": "", "family": "Kohn", "parse-names": false, "suffix": "", "given": "W."}, {"non-dropping-particle": "", "dropping-particle": "", "famil</meta:user-defined>
    <meta:user-defined meta:name="Mendeley_Bookmark_efZEGQ40uq_9" meta:value-type="string">y": "Sham", "parse-names": false, "suffix": "", "given": "L. J."}], "volume": "140", "title": "Self-Consistent Equations Including Exchange and Correlation Effects", "container-title": "Physical Review", "issued": {"date-parts": [["1965", "11"]]}}, "uris"</meta:user-defined>
    <meta:user-defined meta:name="Mendeley_Bookmark_elgRvREbvc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elgRvREbvc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elgRvREbvc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elgRvREbvc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elgRvREbvc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elgRvREbvc_6" meta:value-type="string"> method", "container-title": "Physical Review B", "issued": {"date-parts": [["1994", "12"]]}, "id": "ITEM-1", "type": "article-journal", "note": "cite when using PAW", "DOI": "10.1103/PhysRevB.50.17953", "author": [{"non-dropping-particle": "", "dropping-</meta:user-defined>
    <meta:user-defined meta:name="Mendeley_Bookmark_elgRvREbvc_7" meta:value-type="string">particle": "", "family": "Bl\u00f6ch", "parse-names": false, "suffix": "", "given": "P. E."}]}, "uris": ["http://www.mendeley.com/documents/?uuid=84a886bc-f1b6-45b7-b712-9bcef1ce9b5f"]}]}</meta:user-defined>
    <meta:user-defined meta:name="Mendeley_Bookmark_iEVIZ1MuPo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iEVIZ1MuPo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iEVIZ1MuPo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iEVIZ1MuPo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iEVIZ1MuPo_5" meta:value-type="string">er-title": "Physical review letters", "issued": {"date-parts": [["1996", "10"]]}, "id": "ITEM-1", "type": "article-journal", "author": [{"non-dropping-particle": "", "dropping-particle": "", "family": "Perdew", "parse-names": false, "suffix": "", "given":</meta:user-defined>
    <meta:user-defined meta:name="Mendeley_Bookmark_iEVIZ1MuPo_6" meta:value-type="string"> "J."}, {"non-dropping-particle": "", "dropping-particle": "", "family": "Burke", "parse-names": false, "suffix": "", "given": "K."}, {"non-dropping-particle": "", "dropping-particle": "", "family": "Ernzerhof", "parse-names": false, "suffix": "", "given"</meta:user-defined>
    <meta:user-defined meta:name="Mendeley_Bookmark_iEVIZ1MuPo_7" meta:value-type="string">: "M."}], "PMID": "10062328", "ISSN": "1079-7114"}, "uris": ["http://www.mendeley.com/documents/?uuid=31f6086d-4504-4045-b3e0-d4f73d70fb1e"]}]}</meta:user-defined>
    <meta:user-defined meta:name="Mendeley_Bookmark_iIDaNJ0DCr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iIDaNJ0DCr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iIDaNJ0DCr_11" meta:value-type="string">tle": "Journal of Computational Chemistry", "issued": {"date-parts": [["2008"]]}, "page": "2044\u20132078", "DOI": "10.1002/jcc", "author": [{"non-dropping-particle": "", "dropping-particle": "", "family": "Hafner", "parse-names": false, "suffix": "", "gi</meta:user-defined>
    <meta:user-defined meta:name="Mendeley_Bookmark_iIDaNJ0DCr_12" meta:value-type="string">ven": "J."}], "publisher": "Wiley Online Library", "ISSN": "1096-987X", "type": "article-journal"}, "uris": ["http://www.mendeley.com/documents/?uuid=4ef0ecee-c7a4-4125-b7db-65cb8437e961"]}]}</meta:user-defined>
    <meta:user-defined meta:name="Mendeley_Bookmark_iIDaNJ0DCr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iIDaNJ0DCr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iIDaNJ0DCr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iIDaNJ0DCr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iIDaNJ0DCr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iIDaNJ0DCr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iIDaNJ0DCr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iIDaNJ0DCr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lV4pG8Aza2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lV4pG8Aza2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lV4pG8Aza2_11" meta:value-type="string">tle": "Journal of Computational Chemistry", "issued": {"date-parts": [["2008"]]}, "page": "2044\u20132078", "DOI": "10.1002/jcc", "author": [{"non-dropping-particle": "", "dropping-particle": "", "family": "Hafner", "parse-names": false, "suffix": "", "gi</meta:user-defined>
    <meta:user-defined meta:name="Mendeley_Bookmark_lV4pG8Aza2_12" meta:value-type="string">ven": "J."}], "publisher": "Wiley Online Library", "ISSN": "1096-987X", "type": "article-journal"}, "uris": ["http://www.mendeley.com/documents/?uuid=4ef0ecee-c7a4-4125-b7db-65cb8437e961"]}]}</meta:user-defined>
    <meta:user-defined meta:name="Mendeley_Bookmark_lV4pG8Aza2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lV4pG8Aza2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lV4pG8Aza2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lV4pG8Aza2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lV4pG8Aza2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lV4pG8Aza2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lV4pG8Aza2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lV4pG8Aza2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oeKlHuBMmB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oeKlHuBMmB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oeKlHuBMmB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oeKlHuBMmB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oeKlHuBMmB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oeKlHuBMmB_6" meta:value-type="string"> method", "container-title": "Physical Review B", "issued": {"date-parts": [["1994", "12"]]}, "id": "ITEM-1", "type": "article-journal", "note": "cite when using PAW", "DOI": "10.1103/PhysRevB.50.17953", "author": [{"non-dropping-particle": "", "dropping-</meta:user-defined>
    <meta:user-defined meta:name="Mendeley_Bookmark_oeKlHuBMmB_7" meta:value-type="string">particle": "", "family": "Bl\u00f6ch", "parse-names": false, "suffix": "", "given": "P. E."}]}, "uris": ["http://www.mendeley.com/documents/?uuid=84a886bc-f1b6-45b7-b712-9bcef1ce9b5f"]}]}</meta:user-defined>
    <meta:user-defined meta:name="Mendeley_Bookmark_rAUYo6yJ2y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rAUYo6yJ2y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rAUYo6yJ2y_11" meta:value-type="string">tle": "Journal of Computational Chemistry", "issued": {"date-parts": [["2008"]]}, "page": "2044\u20132078", "DOI": "10.1002/jcc", "author": [{"non-dropping-particle": "", "dropping-particle": "", "family": "Hafner", "parse-names": false, "suffix": "", "gi</meta:user-defined>
    <meta:user-defined meta:name="Mendeley_Bookmark_rAUYo6yJ2y_12" meta:value-type="string">ven": "J."}], "publisher": "Wiley Online Library", "ISSN": "1096-987X", "type": "article-journal"}, "uris": ["http://www.mendeley.com/documents/?uuid=4ef0ecee-c7a4-4125-b7db-65cb8437e961"]}]}</meta:user-defined>
    <meta:user-defined meta:name="Mendeley_Bookmark_rAUYo6yJ2y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rAUYo6yJ2y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rAUYo6yJ2y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rAUYo6yJ2y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rAUYo6yJ2y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rAUYo6yJ2y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rAUYo6yJ2y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rAUYo6yJ2y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rsRV4HF7wG_1" meta:value-type="string">ADDIN CSL_CITATION {"mendeley": {"formattedCitation": "[1]", "plainTextFormattedCitation": "[1]"}, "schema": "https://github.com/citation-style-language/schema/raw/master/csl-citation.json", "properties": {"noteIndex": 0}, "citationItems": [{"id": "ITEM-1</meta:user-defined>
    <meta:user-defined meta:name="Mendeley_Bookmark_rsRV4HF7wG_10" meta:value-type="string">rticle": "", "family": "Smith", "parse-names": false, "suffix": "", "given": "John R."}, {"non-dropping-particle": "", "dropping-particle": "", "family": "Hutchinson", "parse-names": false, "suffix": "", "given": "John W."}, {"non-dropping-particle": "", </meta:user-defined>
    <meta:user-defined meta:name="Mendeley_Bookmark_rsRV4HF7wG_11" meta:value-type="string">"dropping-particle": "", "family": "Evans", "parse-names": false, "suffix": "", "given": "Anthony G."}], "ISSN": "18625282", "type": "article-journal"}, "uris": ["http://www.mendeley.com/documents/?uuid=69f36ad4-0e7e-4be8-ba5c-20ae8a8e6a14"]}]}</meta:user-defined>
    <meta:user-defined meta:name="Mendeley_Bookmark_rsRV4HF7wG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rsRV4HF7wG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rsRV4HF7wG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rsRV4HF7wG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rsRV4HF7wG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rsRV4HF7wG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rsRV4HF7wG_8" meta:value-type="string">title": "International Journal of Materials Research (formerly Zeitschrift fuer Metallkunde)", "issued": {"date-parts": [["2010"]]}, "page": "8-15", "ISBN": "1862-5282", "DOI": "10.3139/146.110254", "author": [{"non-dropping-particle": "", "dropping-parti</meta:user-defined>
    <meta:user-defined meta:name="Mendeley_Bookmark_rsRV4HF7wG_9" meta:value-type="string">cle": "", "family": "Jiang", "parse-names": false, "suffix": "", "given": "Yong"}, {"non-dropping-particle": "", "dropping-particle": "", "family": "Wei", "parse-names": false, "suffix": "", "given": "Yueguang"}, {"non-dropping-particle": "", "dropping-pa</meta:user-defined>
    <meta:user-defined meta:name="Mendeley_Bookmark_u3CIUXTNAc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u3CIUXTNAc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u3CIUXTNAc_11" meta:value-type="string">tle": "Journal of Computational Chemistry", "issued": {"date-parts": [["2008"]]}, "page": "2044\u20132078", "DOI": "10.1002/jcc", "author": [{"non-dropping-particle": "", "dropping-particle": "", "family": "Hafner", "parse-names": false, "suffix": "", "gi</meta:user-defined>
    <meta:user-defined meta:name="Mendeley_Bookmark_u3CIUXTNAc_12" meta:value-type="string">ven": "J."}], "publisher": "Wiley Online Library", "ISSN": "1096-987X", "type": "article-journal"}, "uris": ["http://www.mendeley.com/documents/?uuid=4ef0ecee-c7a4-4125-b7db-65cb8437e961"]}]}</meta:user-defined>
    <meta:user-defined meta:name="Mendeley_Bookmark_u3CIUXTNAc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u3CIUXTNAc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u3CIUXTNAc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u3CIUXTNAc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u3CIUXTNAc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u3CIUXTNAc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u3CIUXTNAc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u3CIUXTNAc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vPFnUnbr91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vPFnUnbr91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vPFnUnbr91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vPFnUnbr91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vPFnUnbr91_5" meta:value-type="string">er-title": "Physical review letters", "issued": {"date-parts": [["1996", "10"]]}, "id": "ITEM-1", "type": "article-journal", "author": [{"non-dropping-particle": "", "dropping-particle": "", "family": "Perdew", "parse-names": false, "suffix": "", "given":</meta:user-defined>
    <meta:user-defined meta:name="Mendeley_Bookmark_vPFnUnbr91_6" meta:value-type="string"> "J."}, {"non-dropping-particle": "", "dropping-particle": "", "family": "Burke", "parse-names": false, "suffix": "", "given": "K."}, {"non-dropping-particle": "", "dropping-particle": "", "family": "Ernzerhof", "parse-names": false, "suffix": "", "given"</meta:user-defined>
    <meta:user-defined meta:name="Mendeley_Bookmark_vPFnUnbr91_7" meta:value-type="string">: "M."}], "PMID": "10062328", "ISSN": "1079-7114"}, "uris": ["http://www.mendeley.com/documents/?uuid=31f6086d-4504-4045-b3e0-d4f73d70fb1e"]}]}</meta:user-defined>
    <meta:user-defined meta:name="Mendeley_Bookmark_xfV7MrukcA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xfV7MrukcA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xfV7MrukcA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xfV7MrukcA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xfV7MrukcA_5" meta:value-type="string">er-title": "Physical review letters", "issued": {"date-parts": [["1996", "10"]]}, "id": "ITEM-1", "type": "article-journal", "author": [{"non-dropping-particle": "", "dropping-particle": "", "family": "Perdew", "parse-names": false, "suffix": "", "given":</meta:user-defined>
    <meta:user-defined meta:name="Mendeley_Bookmark_xfV7MrukcA_6" meta:value-type="string"> "J."}, {"non-dropping-particle": "", "dropping-particle": "", "family": "Burke", "parse-names": false, "suffix": "", "given": "K."}, {"non-dropping-particle": "", "dropping-particle": "", "family": "Ernzerhof", "parse-names": false, "suffix": "", "given"</meta:user-defined>
    <meta:user-defined meta:name="Mendeley_Bookmark_xfV7MrukcA_7" meta:value-type="string">: "M."}], "PMID": "10062328", "ISSN": "1079-7114"}, "uris": ["http://www.mendeley.com/documents/?uuid=31f6086d-4504-4045-b3e0-d4f73d70fb1e"]}]}</meta:user-defined>
    <meta:user-defined meta:name="Mendeley_Bookmark_yEqJ5MG579_1" meta:value-type="string">ADDIN CSL_CITATION {"mendeley": {"formattedCitation": "[1]", "plainTextFormattedCitation": "[1]"}, "schema": "https://github.com/citation-style-language/schema/raw/master/csl-citation.json", "properties": {"noteIndex": 0}, "citationItems": [{"id": "ITEM-1</meta:user-defined>
    <meta:user-defined meta:name="Mendeley_Bookmark_yEqJ5MG579_10" meta:value-type="string">rticle": "", "family": "Smith", "parse-names": false, "suffix": "", "given": "John R."}, {"non-dropping-particle": "", "dropping-particle": "", "family": "Hutchinson", "parse-names": false, "suffix": "", "given": "John W."}, {"non-dropping-particle": "", </meta:user-defined>
    <meta:user-defined meta:name="Mendeley_Bookmark_yEqJ5MG579_11" meta:value-type="string">"dropping-particle": "", "family": "Evans", "parse-names": false, "suffix": "", "given": "Anthony G."}], "ISSN": "18625282", "type": "article-journal"}, "uris": ["http://www.mendeley.com/documents/?uuid=69f36ad4-0e7e-4be8-ba5c-20ae8a8e6a14"]}]}</meta:user-defined>
    <meta:user-defined meta:name="Mendeley_Bookmark_yEqJ5MG579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yEqJ5MG579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yEqJ5MG579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yEqJ5MG579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yEqJ5MG579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yEqJ5MG579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yEqJ5MG579_8" meta:value-type="string">title": "International Journal of Materials Research (formerly Zeitschrift fuer Metallkunde)", "issued": {"date-parts": [["2010"]]}, "page": "8-15", "ISBN": "1862-5282", "DOI": "10.3139/146.110254", "author": [{"non-dropping-particle": "", "dropping-parti</meta:user-defined>
    <meta:user-defined meta:name="Mendeley_Bookmark_yEqJ5MG579_9" meta:value-type="string">cle": "", "family": "Jiang", "parse-names": false, "suffix": "", "given": "Yong"}, {"non-dropping-particle": "", "dropping-particle": "", "family": "Wei", "parse-names": false, "suffix": "", "given": "Yueguang"}, {"non-dropping-particle": "", "dropping-pa</meta:user-defined>
    <meta:user-defined meta:name="ScaleCrop" meta:value-type="boolean">false</meta:user-defined>
    <meta:user-defined meta:name="ShareDoc" meta:value-type="boolean">false</meta:user-defined>
    <meta:user-defined meta:name="ZOTERO_PREF_1" meta:value-type="string">&lt;data data-version="3" zotero-version="5.0.52"&gt;&lt;session id="sbfox3NK"/&gt;&lt;style id="http://www.zotero.org/styles/journal-of-nuclear-materials" hasBibliography="1" bibliographyStyleHasBeenSet="1"/&gt;&lt;prefs&gt;&lt;pref name="fieldType" value="ReferenceMark"/&gt;&lt;/prefs&gt;</meta:user-defined>
    <meta:user-defined meta:name="ZOTERO_PREF_2" meta:value-type="string">&lt;/data&gt;</meta:user-defined>
    <meta:template xlink:type="simple" xlink:actuate="onRequest" xlink:title="Normal.dotm" xlink:href=""/>
  </office:meta>
</office:document-meta>
</file>